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style:style>
    <style:style style:name="T2" style:parent-style-name="Strong" style:family="text">
      <style:text-properties fo:language="en" fo:country="US"/>
    </style:style>
    <style:style style:name="T3" style:parent-style-name="Strong" style:family="text">
      <style:text-properties fo:font-weight="normal" style:font-weight-asian="normal" style:font-weight-complex="normal" fo:language="en" fo:country="US"/>
    </style:style>
    <style:style style:name="T4" style:parent-style-name="Strong" style:family="text">
      <style:text-properties fo:font-weight="normal" style:font-weight-asian="normal" style:font-weight-complex="normal" fo:language="en" fo:country="US"/>
    </style:style>
    <style:style style:name="P5" style:parent-style-name="Normal" style:list-style-name="LFO2" style:family="paragraph">
      <style:paragraph-properties fo:text-align="start" fo:margin-top="0.0694in" fo:margin-bottom="0.0694in" fo:line-height="100%"/>
    </style:style>
    <style:style style:name="T6" style:parent-style-name="Strong" style:family="text">
      <style:text-properties fo:language="en" fo:country="US"/>
    </style:style>
    <style:style style:name="T7" style:parent-style-name="DefaultParagraphFont" style:family="text">
      <style:text-properties fo:language="en" fo:country="US"/>
    </style:style>
    <style:style style:name="P8" style:parent-style-name="Normal" style:list-style-name="LFO2" style:family="paragraph">
      <style:paragraph-properties fo:text-align="start" fo:margin-top="0.0694in" fo:margin-bottom="0.0694in" fo:line-height="100%"/>
    </style:style>
    <style:style style:name="T9" style:parent-style-name="Strong" style:family="text">
      <style:text-properties fo:language="en" fo:country="US"/>
    </style:style>
    <style:style style:name="T10" style:parent-style-name="DefaultParagraphFont" style:family="text">
      <style:text-properties fo:language="en" fo:country="US"/>
    </style:style>
    <style:style style:name="P11" style:parent-style-name="Normal" style:list-style-name="LFO2" style:family="paragraph">
      <style:paragraph-properties fo:text-align="start" fo:margin-top="0.0694in" fo:margin-bottom="0.0694in" fo:line-height="100%"/>
    </style:style>
    <style:style style:name="T12" style:parent-style-name="Strong" style:family="text">
      <style:text-properties fo:language="en" fo:country="US"/>
    </style:style>
    <style:style style:name="T13" style:parent-style-name="DefaultParagraphFont" style:family="text">
      <style:text-properties fo:language="en" fo:country="US"/>
    </style:style>
    <style:style style:name="P14" style:parent-style-name="Normal" style:list-style-name="LFO3" style:family="paragraph">
      <style:paragraph-properties fo:text-align="start" fo:margin-top="0.0694in" fo:margin-bottom="0.0694in" fo:line-height="100%"/>
    </style:style>
    <style:style style:name="T15" style:parent-style-name="Strong" style:family="text">
      <style:text-properties fo:language="da" fo:country="DK"/>
    </style:style>
    <style:style style:name="P16" style:parent-style-name="Normal" style:family="paragraph">
      <style:paragraph-properties fo:text-indent="0in"/>
    </style:style>
    <style:style style:name="T17" style:parent-style-name="DefaultParagraphFont" style:family="text">
      <style:text-properties fo:font-weight="bold" style:font-weight-asian="bold" style:font-weight-complex="bold"/>
    </style:style>
    <style:style style:name="T18" style:parent-style-name="Strong" style:family="text">
      <style:text-properties fo:font-weight="normal" style:font-weight-asian="normal" style:font-weight-complex="normal"/>
    </style:style>
    <style:style style:name="P19" style:parent-style-name="Normal" style:list-style-name="LFO4" style:family="paragraph">
      <style:paragraph-properties fo:text-align="start" fo:margin-top="0.0694in" fo:margin-bottom="0.0694in" fo:line-height="100%"/>
    </style:style>
    <style:style style:name="T20" style:parent-style-name="Strong" style:family="text">
      <style:text-properties fo:language="en" fo:country="US"/>
    </style:style>
    <style:style style:name="T21" style:parent-style-name="DefaultParagraphFont" style:family="text">
      <style:text-properties fo:language="en" fo:country="US"/>
    </style:style>
    <style:style style:name="P22" style:parent-style-name="Normal" style:list-style-name="LFO4" style:family="paragraph">
      <style:paragraph-properties fo:text-align="start" fo:margin-top="0.0694in" fo:margin-bottom="0.0694in" fo:line-height="100%"/>
    </style:style>
    <style:style style:name="T23" style:parent-style-name="Strong" style:family="text">
      <style:text-properties fo:language="en" fo:country="US"/>
    </style:style>
    <style:style style:name="T24" style:parent-style-name="DefaultParagraphFont" style:family="text">
      <style:text-properties fo:language="en" fo:country="US"/>
    </style:style>
    <style:style style:name="P25" style:parent-style-name="Normal" style:list-style-name="LFO4" style:family="paragraph">
      <style:paragraph-properties fo:text-align="start" fo:margin-top="0.0694in" fo:margin-bottom="0.0694in" fo:line-height="100%"/>
    </style:style>
    <style:style style:name="T26" style:parent-style-name="Strong" style:family="text">
      <style:text-properties fo:language="en" fo:country="US"/>
    </style:style>
    <style:style style:name="T27" style:parent-style-name="DefaultParagraphFont" style:family="text">
      <style:text-properties fo:language="en" fo:country="US"/>
    </style:style>
    <style:style style:name="P28" style:parent-style-name="Normal" style:list-style-name="LFO5" style:family="paragraph">
      <style:paragraph-properties fo:text-align="start" fo:margin-top="0.0694in" fo:margin-bottom="0.0694in" fo:line-height="100%"/>
    </style:style>
    <style:style style:name="T29" style:parent-style-name="Strong" style:family="text">
      <style:text-properties fo:language="da" fo:country="DK"/>
    </style:style>
    <style:style style:name="P30" style:parent-style-name="Normal" style:family="paragraph">
      <style:paragraph-properties fo:text-indent="0in"/>
    </style:style>
    <style:style style:name="T31" style:parent-style-name="DefaultParagraphFont" style:family="text">
      <style:text-properties fo:font-weight="bold" style:font-weight-asian="bold" style:font-weight-complex="bold"/>
    </style:style>
    <style:style style:name="T32" style:parent-style-name="Strong" style:family="text">
      <style:text-properties fo:font-weight="normal" style:font-weight-asian="normal" style:font-weight-complex="normal"/>
    </style:style>
    <style:style style:name="P33" style:parent-style-name="Normal" style:list-style-name="LFO6" style:family="paragraph">
      <style:paragraph-properties fo:text-align="start" fo:margin-top="0.0694in" fo:margin-bottom="0.0694in" fo:line-height="100%"/>
    </style:style>
    <style:style style:name="T34" style:parent-style-name="Strong" style:family="text">
      <style:text-properties fo:language="en" fo:country="US"/>
    </style:style>
    <style:style style:name="T35" style:parent-style-name="DefaultParagraphFont" style:family="text">
      <style:text-properties fo:language="en" fo:country="US"/>
    </style:style>
    <style:style style:name="P36" style:parent-style-name="Normal" style:list-style-name="LFO6" style:family="paragraph">
      <style:paragraph-properties fo:text-align="start" fo:margin-top="0.0694in" fo:margin-bottom="0.0694in" fo:line-height="100%"/>
    </style:style>
    <style:style style:name="T37" style:parent-style-name="Strong" style:family="text">
      <style:text-properties fo:language="en" fo:country="US"/>
    </style:style>
    <style:style style:name="T38" style:parent-style-name="DefaultParagraphFont" style:family="text">
      <style:text-properties fo:language="en" fo:country="US"/>
    </style:style>
    <style:style style:name="P39" style:parent-style-name="Normal" style:list-style-name="LFO6" style:family="paragraph">
      <style:paragraph-properties fo:text-align="start" fo:margin-top="0.0694in" fo:margin-bottom="0.0694in" fo:line-height="100%"/>
    </style:style>
    <style:style style:name="T40" style:parent-style-name="Strong" style:family="text">
      <style:text-properties fo:language="en" fo:country="US"/>
    </style:style>
    <style:style style:name="T41" style:parent-style-name="DefaultParagraphFont" style:family="text">
      <style:text-properties fo:language="en" fo:country="US"/>
    </style:style>
    <style:style style:name="P42" style:parent-style-name="Normal" style:list-style-name="LFO7" style:family="paragraph">
      <style:paragraph-properties fo:text-align="start" fo:margin-top="0.0694in" fo:margin-bottom="0.0694in" fo:line-height="100%"/>
    </style:style>
    <style:style style:name="T43" style:parent-style-name="Strong" style:family="text">
      <style:text-properties fo:language="da" fo:country="DK"/>
    </style:style>
    <style:style style:name="P44" style:parent-style-name="Normal" style:family="paragraph">
      <style:paragraph-properties fo:text-indent="0in"/>
    </style:style>
    <style:style style:name="T45" style:parent-style-name="DefaultParagraphFont" style:family="text">
      <style:text-properties fo:font-weight="bold" style:font-weight-asian="bold" style:font-weight-complex="bold"/>
    </style:style>
    <style:style style:name="T46" style:parent-style-name="Strong" style:family="text">
      <style:text-properties fo:font-weight="normal" style:font-weight-asian="normal" style:font-weight-complex="normal"/>
    </style:style>
    <style:style style:name="P47" style:parent-style-name="Normal" style:list-style-name="LFO8" style:family="paragraph">
      <style:paragraph-properties fo:text-align="start" fo:margin-top="0.0694in" fo:margin-bottom="0.0694in" fo:line-height="100%"/>
    </style:style>
    <style:style style:name="T48" style:parent-style-name="Strong" style:family="text">
      <style:text-properties fo:language="en" fo:country="US"/>
    </style:style>
    <style:style style:name="T49" style:parent-style-name="DefaultParagraphFont" style:family="text">
      <style:text-properties fo:language="en" fo:country="US"/>
    </style:style>
    <style:style style:name="P50" style:parent-style-name="Normal" style:list-style-name="LFO8" style:family="paragraph">
      <style:paragraph-properties fo:text-align="start" fo:margin-top="0.0694in" fo:margin-bottom="0.0694in" fo:line-height="100%"/>
    </style:style>
    <style:style style:name="T51" style:parent-style-name="Strong" style:family="text">
      <style:text-properties fo:language="en" fo:country="US"/>
    </style:style>
    <style:style style:name="T52" style:parent-style-name="DefaultParagraphFont" style:family="text">
      <style:text-properties fo:language="en" fo:country="US"/>
    </style:style>
    <style:style style:name="P53" style:parent-style-name="Normal" style:list-style-name="LFO8" style:family="paragraph">
      <style:paragraph-properties fo:text-align="start" fo:margin-top="0.0694in" fo:margin-bottom="0.0694in" fo:line-height="100%"/>
    </style:style>
    <style:style style:name="T54" style:parent-style-name="Strong" style:family="text">
      <style:text-properties fo:language="en" fo:country="US"/>
    </style:style>
    <style:style style:name="T55" style:parent-style-name="DefaultParagraphFont" style:family="text">
      <style:text-properties fo:language="en" fo:country="US"/>
    </style:style>
    <style:style style:name="P56" style:parent-style-name="Normal" style:list-style-name="LFO9" style:family="paragraph">
      <style:paragraph-properties fo:text-align="start" fo:margin-top="0.0694in" fo:margin-bottom="0.0694in" fo:line-height="100%"/>
    </style:style>
    <style:style style:name="T57" style:parent-style-name="Strong" style:family="text">
      <style:text-properties fo:language="da" fo:country="DK"/>
    </style:style>
    <style:style style:name="P58" style:parent-style-name="Normal" style:family="paragraph">
      <style:paragraph-properties fo:text-indent="0in"/>
    </style:style>
    <style:style style:name="T59" style:parent-style-name="DefaultParagraphFont" style:family="text">
      <style:text-properties fo:font-weight="bold" style:font-weight-asian="bold" style:font-weight-complex="bold"/>
    </style:style>
    <style:style style:name="T60" style:parent-style-name="Strong" style:family="text">
      <style:text-properties fo:font-weight="normal" style:font-weight-asian="normal" style:font-weight-complex="normal" fo:language="en" fo:country="US"/>
    </style:style>
    <style:style style:name="T61" style:parent-style-name="Strong" style:family="text">
      <style:text-properties fo:font-weight="normal" style:font-weight-asian="normal" style:font-weight-complex="normal" fo:language="en" fo:country="US"/>
    </style:style>
    <style:style style:name="P62" style:parent-style-name="Normal" style:list-style-name="LFO10" style:family="paragraph">
      <style:paragraph-properties fo:text-align="start" fo:margin-top="0.0694in" fo:margin-bottom="0.0694in" fo:line-height="100%"/>
    </style:style>
    <style:style style:name="T63" style:parent-style-name="Strong" style:family="text">
      <style:text-properties fo:language="en" fo:country="US"/>
    </style:style>
    <style:style style:name="T64" style:parent-style-name="DefaultParagraphFont" style:family="text">
      <style:text-properties fo:language="en" fo:country="US"/>
    </style:style>
    <style:style style:name="P65" style:parent-style-name="Normal" style:list-style-name="LFO10" style:family="paragraph">
      <style:paragraph-properties fo:text-align="start" fo:margin-top="0.0694in" fo:margin-bottom="0.0694in" fo:line-height="100%"/>
    </style:style>
    <style:style style:name="T66" style:parent-style-name="Strong" style:family="text">
      <style:text-properties fo:language="en" fo:country="US"/>
    </style:style>
    <style:style style:name="T67" style:parent-style-name="DefaultParagraphFont" style:family="text">
      <style:text-properties fo:language="en" fo:country="US"/>
    </style:style>
    <style:style style:name="P68" style:parent-style-name="Normal" style:list-style-name="LFO10" style:family="paragraph">
      <style:paragraph-properties fo:text-align="start" fo:margin-top="0.0694in" fo:margin-bottom="0.0694in" fo:line-height="100%"/>
    </style:style>
    <style:style style:name="T69" style:parent-style-name="Strong" style:family="text">
      <style:text-properties fo:language="en" fo:country="US"/>
    </style:style>
    <style:style style:name="T70" style:parent-style-name="DefaultParagraphFont" style:family="text">
      <style:text-properties fo:language="en" fo:country="US"/>
    </style:style>
    <style:style style:name="P71" style:parent-style-name="Normal" style:list-style-name="LFO11" style:family="paragraph">
      <style:paragraph-properties fo:text-align="start" fo:margin-top="0.0694in" fo:margin-bottom="0.0694in" fo:line-height="100%"/>
    </style:style>
    <style:style style:name="T72" style:parent-style-name="Strong" style:family="text">
      <style:text-properties fo:language="da" fo:country="DK"/>
    </style:style>
    <style:style style:name="P73" style:parent-style-name="Normal" style:family="paragraph">
      <style:paragraph-properties fo:text-indent="0in"/>
    </style:style>
    <style:style style:name="T74" style:parent-style-name="DefaultParagraphFont" style:family="text">
      <style:text-properties fo:font-weight="bold" style:font-weight-asian="bold" style:font-weight-complex="bold"/>
    </style:style>
    <style:style style:name="T75" style:parent-style-name="Strong" style:family="text">
      <style:text-properties fo:font-weight="normal" style:font-weight-asian="normal" style:font-weight-complex="normal"/>
    </style:style>
    <style:style style:name="P76" style:parent-style-name="Normal" style:list-style-name="LFO12" style:family="paragraph">
      <style:paragraph-properties fo:text-align="start" fo:margin-top="0.0694in" fo:margin-bottom="0.0694in" fo:line-height="100%"/>
    </style:style>
    <style:style style:name="T77" style:parent-style-name="Strong" style:family="text">
      <style:text-properties fo:language="en" fo:country="US"/>
    </style:style>
    <style:style style:name="T78" style:parent-style-name="DefaultParagraphFont" style:family="text">
      <style:text-properties fo:language="en" fo:country="US"/>
    </style:style>
    <style:style style:name="P79" style:parent-style-name="Normal" style:list-style-name="LFO12" style:family="paragraph">
      <style:paragraph-properties fo:text-align="start" fo:margin-top="0.0694in" fo:margin-bottom="0.0694in" fo:line-height="100%"/>
    </style:style>
    <style:style style:name="T80" style:parent-style-name="Strong" style:family="text">
      <style:text-properties fo:language="en" fo:country="US"/>
    </style:style>
    <style:style style:name="T81" style:parent-style-name="DefaultParagraphFont" style:family="text">
      <style:text-properties fo:language="en" fo:country="US"/>
    </style:style>
    <style:style style:name="P82" style:parent-style-name="Normal" style:list-style-name="LFO12" style:family="paragraph">
      <style:paragraph-properties fo:text-align="start" fo:margin-top="0.0694in" fo:margin-bottom="0.0694in" fo:line-height="100%"/>
    </style:style>
    <style:style style:name="T83" style:parent-style-name="Strong" style:family="text">
      <style:text-properties fo:language="en" fo:country="US"/>
    </style:style>
    <style:style style:name="T84" style:parent-style-name="DefaultParagraphFont" style:family="text">
      <style:text-properties fo:language="en" fo:country="US"/>
    </style:style>
    <style:style style:name="P85" style:parent-style-name="Normal" style:list-style-name="LFO13" style:family="paragraph">
      <style:paragraph-properties fo:text-align="start" fo:margin-top="0.0694in" fo:margin-bottom="0.0694in" fo:line-height="100%"/>
    </style:style>
    <style:style style:name="T86" style:parent-style-name="Strong" style:family="text">
      <style:text-properties fo:language="da" fo:country="DK"/>
    </style:style>
    <style:style style:name="P87" style:parent-style-name="Normal" style:family="paragraph">
      <style:paragraph-properties fo:text-indent="0in"/>
    </style:style>
    <style:style style:name="T88" style:parent-style-name="DefaultParagraphFont" style:family="text">
      <style:text-properties fo:font-weight="bold" style:font-weight-asian="bold" style:font-weight-complex="bold"/>
    </style:style>
    <style:style style:name="T89" style:parent-style-name="Strong" style:family="text">
      <style:text-properties fo:font-weight="normal" style:font-weight-asian="normal" style:font-weight-complex="normal"/>
    </style:style>
    <style:style style:name="P90" style:parent-style-name="Normal" style:list-style-name="LFO14" style:family="paragraph">
      <style:paragraph-properties fo:text-align="start" fo:margin-top="0.0694in" fo:margin-bottom="0.0694in" fo:line-height="100%"/>
    </style:style>
    <style:style style:name="T91" style:parent-style-name="Strong" style:family="text">
      <style:text-properties fo:language="en" fo:country="US"/>
    </style:style>
    <style:style style:name="T92" style:parent-style-name="DefaultParagraphFont" style:family="text">
      <style:text-properties fo:language="en" fo:country="US"/>
    </style:style>
    <style:style style:name="P93" style:parent-style-name="Normal" style:list-style-name="LFO14" style:family="paragraph">
      <style:paragraph-properties fo:text-align="start" fo:margin-top="0.0694in" fo:margin-bottom="0.0694in" fo:line-height="100%"/>
    </style:style>
    <style:style style:name="T94" style:parent-style-name="Strong" style:family="text">
      <style:text-properties fo:language="en" fo:country="US"/>
    </style:style>
    <style:style style:name="T95" style:parent-style-name="DefaultParagraphFont" style:family="text">
      <style:text-properties fo:language="en" fo:country="US"/>
    </style:style>
    <style:style style:name="P96" style:parent-style-name="Normal" style:list-style-name="LFO14" style:family="paragraph">
      <style:paragraph-properties fo:text-align="start" fo:margin-top="0.0694in" fo:margin-bottom="0.0694in" fo:line-height="100%"/>
    </style:style>
    <style:style style:name="T97" style:parent-style-name="Strong" style:family="text">
      <style:text-properties fo:language="en" fo:country="US"/>
    </style:style>
    <style:style style:name="T98" style:parent-style-name="DefaultParagraphFont" style:family="text">
      <style:text-properties fo:language="en" fo:country="US"/>
    </style:style>
    <style:style style:name="P99" style:parent-style-name="Normal" style:list-style-name="LFO15" style:family="paragraph">
      <style:paragraph-properties fo:text-align="start" fo:margin-top="0.0694in" fo:margin-bottom="0.0694in" fo:line-height="100%"/>
    </style:style>
    <style:style style:name="T100" style:parent-style-name="Strong" style:family="text">
      <style:text-properties fo:language="da" fo:country="DK"/>
    </style:style>
    <style:style style:name="P101" style:parent-style-name="Normal" style:family="paragraph">
      <style:paragraph-properties fo:text-indent="0in"/>
    </style:style>
    <style:style style:name="T102" style:parent-style-name="DefaultParagraphFont" style:family="text">
      <style:text-properties fo:font-weight="bold" style:font-weight-asian="bold" style:font-weight-complex="bold"/>
    </style:style>
    <style:style style:name="T103" style:parent-style-name="Strong" style:family="text">
      <style:text-properties fo:font-weight="normal" style:font-weight-asian="normal" style:font-weight-complex="normal"/>
    </style:style>
    <style:style style:name="P104" style:parent-style-name="Normal" style:list-style-name="LFO16" style:family="paragraph">
      <style:paragraph-properties fo:text-align="start" fo:margin-top="0.0694in" fo:margin-bottom="0.0694in" fo:line-height="100%"/>
    </style:style>
    <style:style style:name="T105" style:parent-style-name="Strong" style:family="text">
      <style:text-properties fo:language="en" fo:country="US"/>
    </style:style>
    <style:style style:name="T106" style:parent-style-name="DefaultParagraphFont" style:family="text">
      <style:text-properties fo:language="en" fo:country="US"/>
    </style:style>
    <style:style style:name="P107" style:parent-style-name="Normal" style:list-style-name="LFO16" style:family="paragraph">
      <style:paragraph-properties fo:text-align="start" fo:margin-top="0.0694in" fo:margin-bottom="0.0694in" fo:line-height="100%"/>
    </style:style>
    <style:style style:name="T108" style:parent-style-name="Strong" style:family="text">
      <style:text-properties fo:language="en" fo:country="US"/>
    </style:style>
    <style:style style:name="T109" style:parent-style-name="DefaultParagraphFont" style:family="text">
      <style:text-properties fo:language="en" fo:country="US"/>
    </style:style>
    <style:style style:name="P110" style:parent-style-name="Normal" style:list-style-name="LFO16" style:family="paragraph">
      <style:paragraph-properties fo:text-align="start" fo:margin-top="0.0694in" fo:margin-bottom="0.0694in" fo:line-height="100%"/>
    </style:style>
    <style:style style:name="T111" style:parent-style-name="Strong" style:family="text">
      <style:text-properties fo:language="en" fo:country="US"/>
    </style:style>
    <style:style style:name="T112" style:parent-style-name="DefaultParagraphFont" style:family="text">
      <style:text-properties fo:language="en" fo:country="US"/>
    </style:style>
    <style:style style:name="P113" style:parent-style-name="Normal" style:list-style-name="LFO17" style:family="paragraph">
      <style:paragraph-properties fo:text-align="start" fo:margin-top="0.0694in" fo:margin-bottom="0.0694in" fo:line-height="100%"/>
    </style:style>
    <style:style style:name="T114" style:parent-style-name="Strong" style:family="text">
      <style:text-properties fo:language="da" fo:country="DK"/>
    </style:style>
    <style:style style:name="P115" style:parent-style-name="Normal" style:family="paragraph">
      <style:paragraph-properties fo:text-indent="0in"/>
    </style:style>
    <style:style style:name="T116" style:parent-style-name="DefaultParagraphFont" style:family="text">
      <style:text-properties fo:font-weight="bold" style:font-weight-asian="bold" style:font-weight-complex="bold"/>
    </style:style>
    <style:style style:name="T117" style:parent-style-name="Strong" style:family="text">
      <style:text-properties fo:font-weight="normal" style:font-weight-asian="normal" style:font-weight-complex="normal"/>
    </style:style>
    <style:style style:name="P118" style:parent-style-name="Normal" style:list-style-name="LFO18" style:family="paragraph">
      <style:paragraph-properties fo:text-align="start" fo:margin-top="0.0694in" fo:margin-bottom="0.0694in" fo:line-height="100%"/>
    </style:style>
    <style:style style:name="T119" style:parent-style-name="Strong" style:family="text">
      <style:text-properties fo:language="en" fo:country="US"/>
    </style:style>
    <style:style style:name="T120" style:parent-style-name="DefaultParagraphFont" style:family="text">
      <style:text-properties fo:language="en" fo:country="US"/>
    </style:style>
    <style:style style:name="P121" style:parent-style-name="Normal" style:list-style-name="LFO18" style:family="paragraph">
      <style:paragraph-properties fo:text-align="start" fo:margin-top="0.0694in" fo:margin-bottom="0.0694in" fo:line-height="100%"/>
    </style:style>
    <style:style style:name="T122" style:parent-style-name="Strong" style:family="text">
      <style:text-properties fo:language="en" fo:country="US"/>
    </style:style>
    <style:style style:name="T123" style:parent-style-name="DefaultParagraphFont" style:family="text">
      <style:text-properties fo:language="en" fo:country="US"/>
    </style:style>
    <style:style style:name="P124" style:parent-style-name="Normal" style:list-style-name="LFO18" style:family="paragraph">
      <style:paragraph-properties fo:text-align="start" fo:margin-top="0.0694in" fo:margin-bottom="0.0694in" fo:line-height="100%"/>
    </style:style>
    <style:style style:name="T125" style:parent-style-name="Strong" style:family="text">
      <style:text-properties fo:language="en" fo:country="US"/>
    </style:style>
    <style:style style:name="T126" style:parent-style-name="DefaultParagraphFont" style:family="text">
      <style:text-properties fo:language="en" fo:country="US"/>
    </style:style>
    <style:style style:name="P127" style:parent-style-name="Normal" style:list-style-name="LFO18" style:family="paragraph">
      <style:paragraph-properties fo:text-align="start" fo:margin-top="0.0694in" fo:margin-bottom="0.0694in" fo:line-height="100%"/>
    </style:style>
    <style:style style:name="T128" style:parent-style-name="Strong" style:family="text">
      <style:text-properties fo:language="en" fo:country="US"/>
    </style:style>
    <style:style style:name="T129" style:parent-style-name="DefaultParagraphFont" style:family="text">
      <style:text-properties fo:language="en" fo:country="US"/>
    </style:style>
    <style:style style:name="P130" style:parent-style-name="Normal" style:family="paragraph">
      <style:paragraph-properties fo:text-indent="0in"/>
      <style:text-properties fo:language="en" fo:country="US"/>
    </style:style>
    <style:style style:name="P131" style:parent-style-name="Normal" style:family="paragraph">
      <style:paragraph-properties fo:text-indent="0in"/>
      <style:text-properties fo:language="en" fo:country="US"/>
    </style:style>
    <style:style style:name="P132" style:parent-style-name="Normal" style:family="paragraph">
      <style:paragraph-properties fo:text-indent="0in"/>
      <style:text-properties fo:language="en" fo:country="US"/>
    </style:style>
    <style:style style:name="P133" style:parent-style-name="Normal" style:family="paragraph">
      <style:paragraph-properties fo:text-indent="0in"/>
      <style:text-properties fo:language="en" fo:country="US"/>
    </style:style>
    <style:style style:name="P134" style:parent-style-name="Normal" style:family="paragraph">
      <style:paragraph-properties fo:text-indent="0in"/>
      <style:text-properties fo:language="en" fo:country="US"/>
    </style:style>
    <style:style style:name="P135" style:parent-style-name="Normal" style:family="paragraph">
      <style:paragraph-properties fo:text-indent="0in"/>
      <style:text-properties fo:language="en" fo:country="US"/>
    </style:style>
    <style:style style:name="P136" style:parent-style-name="Normal" style:family="paragraph">
      <style:paragraph-properties fo:text-indent="0in"/>
      <style:text-properties fo:language="en" fo:country="US"/>
    </style:style>
    <style:style style:name="P137" style:parent-style-name="Normal" style:family="paragraph">
      <style:paragraph-properties fo:text-indent="0in"/>
      <style:text-properties fo:language="en" fo:country="US"/>
    </style:style>
    <style:style style:name="P138" style:parent-style-name="Normal" style:family="paragraph">
      <style:paragraph-properties fo:text-indent="0in"/>
      <style:text-properties fo:language="en" fo:country="US"/>
    </style:style>
    <style:style style:name="P139" style:parent-style-name="Normal" style:family="paragraph">
      <style:paragraph-properties fo:text-indent="0in"/>
      <style:text-properties fo:language="en" fo:country="US"/>
    </style:style>
    <style:style style:name="P140" style:parent-style-name="Normal" style:family="paragraph">
      <style:paragraph-properties fo:text-indent="0in"/>
      <style:text-properties fo:language="en" fo:country="US"/>
    </style:style>
    <style:style style:name="P141" style:parent-style-name="NormalWeb" style:family="paragraph">
      <style:text-properties fo:language="en" fo:country="US"/>
    </style:style>
    <style:style style:name="T142" style:parent-style-name="Strong" style:family="text">
      <style:text-properties fo:language="en" fo:country="US"/>
    </style:style>
    <style:style style:name="T143" style:parent-style-name="Strong" style:family="text">
      <style:text-properties fo:font-weight="normal" style:font-weight-asian="normal" style:font-weight-complex="normal"/>
    </style:style>
    <style:style style:name="P144" style:parent-style-name="Normal" style:list-style-name="LFO19" style:family="paragraph">
      <style:paragraph-properties fo:text-align="start" fo:margin-top="0.0694in" fo:margin-bottom="0.0694in" fo:line-height="100%"/>
    </style:style>
    <style:style style:name="T145" style:parent-style-name="Strong" style:family="text">
      <style:text-properties fo:language="en" fo:country="US"/>
    </style:style>
    <style:style style:name="T146" style:parent-style-name="DefaultParagraphFont" style:family="text">
      <style:text-properties fo:language="en" fo:country="US"/>
    </style:style>
    <style:style style:name="P147" style:parent-style-name="Normal" style:list-style-name="LFO19" style:family="paragraph">
      <style:paragraph-properties fo:text-align="start" fo:margin-top="0.0694in" fo:margin-bottom="0.0694in" fo:line-height="100%"/>
    </style:style>
    <style:style style:name="T148" style:parent-style-name="Strong" style:family="text">
      <style:text-properties fo:language="en" fo:country="US"/>
    </style:style>
    <style:style style:name="T149" style:parent-style-name="DefaultParagraphFont" style:family="text">
      <style:text-properties fo:language="en" fo:country="US"/>
    </style:style>
    <style:style style:name="P150" style:parent-style-name="Normal" style:list-style-name="LFO19" style:family="paragraph">
      <style:paragraph-properties fo:text-align="start" fo:margin-top="0.0694in" fo:margin-bottom="0.0694in" fo:line-height="100%"/>
    </style:style>
    <style:style style:name="T151" style:parent-style-name="Strong" style:family="text">
      <style:text-properties fo:language="en" fo:country="US"/>
    </style:style>
    <style:style style:name="T152" style:parent-style-name="DefaultParagraphFont" style:family="text">
      <style:text-properties fo:language="en" fo:country="US"/>
    </style:style>
    <style:style style:name="P153" style:parent-style-name="Normal" style:list-style-name="LFO19" style:family="paragraph">
      <style:paragraph-properties fo:text-align="start" fo:margin-top="0.0694in" fo:margin-bottom="0.0694in" fo:line-height="100%"/>
    </style:style>
    <style:style style:name="T154" style:parent-style-name="Strong" style:family="text">
      <style:text-properties fo:language="en" fo:country="US"/>
    </style:style>
    <style:style style:name="T155" style:parent-style-name="DefaultParagraphFont" style:family="text">
      <style:text-properties fo:language="en" fo:country="US"/>
    </style:style>
    <style:style style:name="P156" style:parent-style-name="Normal" style:list-style-name="LFO19" style:family="paragraph">
      <style:paragraph-properties fo:text-align="start" fo:margin-top="0.0694in" fo:margin-bottom="0.0694in" fo:line-height="100%"/>
    </style:style>
    <style:style style:name="T157" style:parent-style-name="Strong" style:family="text">
      <style:text-properties fo:language="en" fo:country="US"/>
    </style:style>
    <style:style style:name="T158" style:parent-style-name="DefaultParagraphFont" style:family="text">
      <style:text-properties fo:language="en" fo:country="US"/>
    </style:style>
    <style:style style:name="P159" style:parent-style-name="Normal" style:list-style-name="LFO20" style:family="paragraph">
      <style:paragraph-properties fo:text-align="start" fo:margin-top="0.0694in" fo:margin-bottom="0.0694in" fo:line-height="100%"/>
    </style:style>
    <style:style style:name="T160" style:parent-style-name="Strong" style:family="text">
      <style:text-properties fo:language="da" fo:country="DK"/>
    </style:style>
    <style:style style:name="P161" style:parent-style-name="Normal" style:family="paragraph">
      <style:paragraph-properties fo:text-indent="0in"/>
    </style:style>
    <style:style style:name="T162" style:parent-style-name="DefaultParagraphFont" style:family="text">
      <style:text-properties fo:font-weight="bold" style:font-weight-asian="bold" style:font-weight-complex="bold"/>
    </style:style>
    <style:style style:name="T163" style:parent-style-name="Strong" style:family="text">
      <style:text-properties fo:font-weight="normal" style:font-weight-asian="normal" style:font-weight-complex="normal"/>
    </style:style>
    <style:style style:name="P164" style:parent-style-name="Normal" style:list-style-name="LFO21" style:family="paragraph">
      <style:paragraph-properties fo:text-align="start" fo:margin-top="0.0694in" fo:margin-bottom="0.0694in" fo:line-height="100%"/>
    </style:style>
    <style:style style:name="T165" style:parent-style-name="Strong" style:family="text">
      <style:text-properties fo:language="en" fo:country="US"/>
    </style:style>
    <style:style style:name="T166" style:parent-style-name="DefaultParagraphFont" style:family="text">
      <style:text-properties fo:language="en" fo:country="US"/>
    </style:style>
    <style:style style:name="P167" style:parent-style-name="Normal" style:list-style-name="LFO21" style:family="paragraph">
      <style:paragraph-properties fo:text-align="start" fo:margin-top="0.0694in" fo:margin-bottom="0.0694in" fo:line-height="100%"/>
    </style:style>
    <style:style style:name="T168" style:parent-style-name="Strong" style:family="text">
      <style:text-properties fo:language="en" fo:country="US"/>
    </style:style>
    <style:style style:name="T169" style:parent-style-name="DefaultParagraphFont" style:family="text">
      <style:text-properties fo:language="en" fo:country="US"/>
    </style:style>
    <style:style style:name="P170" style:parent-style-name="Normal" style:list-style-name="LFO21" style:family="paragraph">
      <style:paragraph-properties fo:text-align="start" fo:margin-top="0.0694in" fo:margin-bottom="0.0694in" fo:line-height="100%"/>
    </style:style>
    <style:style style:name="T171" style:parent-style-name="Strong" style:family="text">
      <style:text-properties fo:language="en" fo:country="US"/>
    </style:style>
    <style:style style:name="T172" style:parent-style-name="DefaultParagraphFont" style:family="text">
      <style:text-properties fo:language="en" fo:country="US"/>
    </style:style>
    <style:style style:name="P173" style:parent-style-name="Normal" style:list-style-name="LFO21" style:family="paragraph">
      <style:paragraph-properties fo:text-align="start" fo:margin-top="0.0694in" fo:margin-bottom="0.0694in" fo:line-height="100%"/>
    </style:style>
    <style:style style:name="T174" style:parent-style-name="Strong" style:family="text">
      <style:text-properties fo:language="en" fo:country="US"/>
    </style:style>
    <style:style style:name="T175" style:parent-style-name="DefaultParagraphFont" style:family="text">
      <style:text-properties fo:language="en" fo:country="US"/>
    </style:style>
    <style:style style:name="P176" style:parent-style-name="Normal" style:list-style-name="LFO22" style:family="paragraph">
      <style:paragraph-properties fo:text-align="start" fo:margin-top="0.0694in" fo:margin-bottom="0.0694in" fo:line-height="100%"/>
    </style:style>
    <style:style style:name="T177" style:parent-style-name="Strong" style:family="text">
      <style:text-properties fo:language="da" fo:country="DK"/>
    </style:style>
    <style:style style:name="P178" style:parent-style-name="Normal" style:family="paragraph">
      <style:paragraph-properties fo:text-indent="0in"/>
    </style:style>
    <style:style style:name="T179" style:parent-style-name="DefaultParagraphFont" style:family="text">
      <style:text-properties fo:font-weight="bold" style:font-weight-asian="bold" style:font-weight-complex="bold"/>
    </style:style>
    <style:style style:name="T180" style:parent-style-name="Strong" style:family="text">
      <style:text-properties fo:font-weight="normal" style:font-weight-asian="normal" style:font-weight-complex="normal"/>
    </style:style>
    <style:style style:name="P181" style:parent-style-name="Normal" style:list-style-name="LFO23" style:family="paragraph">
      <style:paragraph-properties fo:text-align="start" fo:margin-top="0.0694in" fo:margin-bottom="0.0694in" fo:line-height="100%"/>
    </style:style>
    <style:style style:name="T182" style:parent-style-name="Strong" style:family="text">
      <style:text-properties fo:language="en" fo:country="US"/>
    </style:style>
    <style:style style:name="T183" style:parent-style-name="DefaultParagraphFont" style:family="text">
      <style:text-properties fo:language="en" fo:country="US"/>
    </style:style>
    <style:style style:name="P184" style:parent-style-name="Normal" style:list-style-name="LFO23" style:family="paragraph">
      <style:paragraph-properties fo:text-align="start" fo:margin-top="0.0694in" fo:margin-bottom="0.0694in" fo:line-height="100%"/>
    </style:style>
    <style:style style:name="T185" style:parent-style-name="Strong" style:family="text">
      <style:text-properties fo:language="en" fo:country="US"/>
    </style:style>
    <style:style style:name="T186" style:parent-style-name="DefaultParagraphFont" style:family="text">
      <style:text-properties fo:language="en" fo:country="US"/>
    </style:style>
    <style:style style:name="P187" style:parent-style-name="Normal" style:list-style-name="LFO23" style:family="paragraph">
      <style:paragraph-properties fo:text-align="start" fo:margin-top="0.0694in" fo:margin-bottom="0.0694in" fo:line-height="100%"/>
    </style:style>
    <style:style style:name="T188" style:parent-style-name="Strong" style:family="text">
      <style:text-properties fo:language="en" fo:country="US"/>
    </style:style>
    <style:style style:name="T189" style:parent-style-name="DefaultParagraphFont" style:family="text">
      <style:text-properties fo:language="en" fo:country="US"/>
    </style:style>
    <style:style style:name="P190" style:parent-style-name="Normal" style:list-style-name="LFO23" style:family="paragraph">
      <style:paragraph-properties fo:text-align="start" fo:margin-top="0.0694in" fo:margin-bottom="0.0694in" fo:line-height="100%"/>
    </style:style>
    <style:style style:name="T191" style:parent-style-name="Strong" style:family="text">
      <style:text-properties fo:language="en" fo:country="US"/>
    </style:style>
    <style:style style:name="T192" style:parent-style-name="DefaultParagraphFont" style:family="text">
      <style:text-properties fo:language="en" fo:country="US"/>
    </style:style>
    <style:style style:name="P193" style:parent-style-name="Normal" style:list-style-name="LFO23" style:family="paragraph">
      <style:paragraph-properties fo:text-align="start" fo:margin-top="0.0694in" fo:margin-bottom="0.0694in" fo:line-height="100%"/>
    </style:style>
    <style:style style:name="T194" style:parent-style-name="Strong" style:family="text">
      <style:text-properties fo:language="en" fo:country="US"/>
    </style:style>
    <style:style style:name="T195" style:parent-style-name="DefaultParagraphFont" style:family="text">
      <style:text-properties fo:language="en" fo:country="US"/>
    </style:style>
    <style:style style:name="P196" style:parent-style-name="Normal" style:list-style-name="LFO24" style:family="paragraph">
      <style:paragraph-properties fo:text-align="start" fo:margin-top="0.0694in" fo:margin-bottom="0.0694in" fo:line-height="100%"/>
    </style:style>
    <style:style style:name="T197" style:parent-style-name="Strong" style:family="text">
      <style:text-properties fo:language="da" fo:country="DK"/>
    </style:style>
    <style:style style:name="P198" style:parent-style-name="Normal" style:family="paragraph">
      <style:paragraph-properties fo:text-indent="0in"/>
    </style:style>
    <style:style style:name="T199" style:parent-style-name="DefaultParagraphFont" style:family="text">
      <style:text-properties fo:font-weight="bold" style:font-weight-asian="bold" style:font-weight-complex="bold"/>
    </style:style>
    <style:style style:name="T200" style:parent-style-name="Strong" style:family="text">
      <style:text-properties fo:font-weight="normal" style:font-weight-asian="normal" style:font-weight-complex="normal"/>
    </style:style>
    <style:style style:name="P201" style:parent-style-name="Normal" style:list-style-name="LFO25" style:family="paragraph">
      <style:paragraph-properties fo:text-align="start" fo:margin-top="0.0694in" fo:margin-bottom="0.0694in" fo:line-height="100%"/>
    </style:style>
    <style:style style:name="T202" style:parent-style-name="Strong" style:family="text">
      <style:text-properties fo:language="en" fo:country="US"/>
    </style:style>
    <style:style style:name="T203" style:parent-style-name="DefaultParagraphFont" style:family="text">
      <style:text-properties fo:language="en" fo:country="US"/>
    </style:style>
    <style:style style:name="P204" style:parent-style-name="Normal" style:list-style-name="LFO25" style:family="paragraph">
      <style:paragraph-properties fo:text-align="start" fo:margin-top="0.0694in" fo:margin-bottom="0.0694in" fo:line-height="100%"/>
    </style:style>
    <style:style style:name="T205" style:parent-style-name="Strong" style:family="text">
      <style:text-properties fo:language="en" fo:country="US"/>
    </style:style>
    <style:style style:name="T206" style:parent-style-name="DefaultParagraphFont" style:family="text">
      <style:text-properties fo:language="en" fo:country="US"/>
    </style:style>
    <style:style style:name="P207" style:parent-style-name="Normal" style:list-style-name="LFO25" style:family="paragraph">
      <style:paragraph-properties fo:text-align="start" fo:margin-top="0.0694in" fo:margin-bottom="0.0694in" fo:line-height="100%"/>
    </style:style>
    <style:style style:name="T208" style:parent-style-name="Strong" style:family="text">
      <style:text-properties fo:language="en" fo:country="US"/>
    </style:style>
    <style:style style:name="T209" style:parent-style-name="DefaultParagraphFont" style:family="text">
      <style:text-properties fo:language="en" fo:country="US"/>
    </style:style>
    <style:style style:name="P210" style:parent-style-name="Normal" style:list-style-name="LFO25" style:family="paragraph">
      <style:paragraph-properties fo:text-align="start" fo:margin-top="0.0694in" fo:margin-bottom="0.0694in" fo:line-height="100%"/>
    </style:style>
    <style:style style:name="T211" style:parent-style-name="Strong" style:family="text">
      <style:text-properties fo:language="en" fo:country="US"/>
    </style:style>
    <style:style style:name="T212" style:parent-style-name="DefaultParagraphFont" style:family="text">
      <style:text-properties fo:language="en" fo:country="US"/>
    </style:style>
    <style:style style:name="P213" style:parent-style-name="Normal" style:list-style-name="LFO25" style:family="paragraph">
      <style:paragraph-properties fo:text-align="start" fo:margin-top="0.0694in" fo:margin-bottom="0.0694in" fo:line-height="100%"/>
    </style:style>
    <style:style style:name="T214" style:parent-style-name="Strong" style:family="text">
      <style:text-properties fo:language="en" fo:country="US"/>
    </style:style>
    <style:style style:name="T215" style:parent-style-name="DefaultParagraphFont" style:family="text">
      <style:text-properties fo:language="en" fo:country="US"/>
    </style:style>
    <style:style style:name="P216" style:parent-style-name="Normal" style:list-style-name="LFO26" style:family="paragraph">
      <style:paragraph-properties fo:text-align="start" fo:margin-top="0.0694in" fo:margin-bottom="0.0694in" fo:line-height="100%"/>
    </style:style>
    <style:style style:name="T217" style:parent-style-name="Strong" style:family="text">
      <style:text-properties fo:language="da" fo:country="DK"/>
    </style:style>
    <style:style style:name="P218" style:parent-style-name="Normal" style:family="paragraph">
      <style:paragraph-properties fo:text-indent="0in"/>
    </style:style>
    <style:style style:name="T219" style:parent-style-name="DefaultParagraphFont" style:family="text">
      <style:text-properties fo:font-weight="bold" style:font-weight-asian="bold" style:font-weight-complex="bold"/>
    </style:style>
    <style:style style:name="T220" style:parent-style-name="Strong" style:family="text">
      <style:text-properties fo:font-weight="normal" style:font-weight-asian="normal" style:font-weight-complex="normal"/>
    </style:style>
    <style:style style:name="P221" style:parent-style-name="Normal" style:list-style-name="LFO27" style:family="paragraph">
      <style:paragraph-properties fo:text-align="start" fo:margin-top="0.0694in" fo:margin-bottom="0.0694in" fo:line-height="100%"/>
    </style:style>
    <style:style style:name="T222" style:parent-style-name="Strong" style:family="text">
      <style:text-properties fo:language="en" fo:country="US"/>
    </style:style>
    <style:style style:name="T223" style:parent-style-name="DefaultParagraphFont" style:family="text">
      <style:text-properties fo:language="en" fo:country="US"/>
    </style:style>
    <style:style style:name="P224" style:parent-style-name="Normal" style:list-style-name="LFO27" style:family="paragraph">
      <style:paragraph-properties fo:text-align="start" fo:margin-top="0.0694in" fo:margin-bottom="0.0694in" fo:line-height="100%"/>
    </style:style>
    <style:style style:name="T225" style:parent-style-name="Strong" style:family="text">
      <style:text-properties fo:language="en" fo:country="US"/>
    </style:style>
    <style:style style:name="T226" style:parent-style-name="DefaultParagraphFont" style:family="text">
      <style:text-properties fo:language="en" fo:country="US"/>
    </style:style>
    <style:style style:name="P227" style:parent-style-name="Normal" style:list-style-name="LFO27" style:family="paragraph">
      <style:paragraph-properties fo:text-align="start" fo:margin-top="0.0694in" fo:margin-bottom="0.0694in" fo:line-height="100%"/>
    </style:style>
    <style:style style:name="T228" style:parent-style-name="Strong" style:family="text">
      <style:text-properties fo:language="en" fo:country="US"/>
    </style:style>
    <style:style style:name="T229" style:parent-style-name="DefaultParagraphFont" style:family="text">
      <style:text-properties fo:language="en" fo:country="US"/>
    </style:style>
    <style:style style:name="P230" style:parent-style-name="Normal" style:list-style-name="LFO27" style:family="paragraph">
      <style:paragraph-properties fo:text-align="start" fo:margin-top="0.0694in" fo:margin-bottom="0.0694in" fo:line-height="100%"/>
    </style:style>
    <style:style style:name="T231" style:parent-style-name="Strong" style:family="text">
      <style:text-properties fo:language="en" fo:country="US"/>
    </style:style>
    <style:style style:name="T232" style:parent-style-name="DefaultParagraphFont" style:family="text">
      <style:text-properties fo:language="en" fo:country="US"/>
    </style:style>
    <style:style style:name="P233" style:parent-style-name="NormalWeb" style:family="paragraph">
      <style:text-properties fo:language="en" fo:country="US"/>
    </style:style>
    <style:style style:name="P234" style:parent-style-name="Normal" style:family="paragraph">
      <style:paragraph-properties fo:text-indent="0in"/>
      <style:text-properties fo:language="en" fo:country="US"/>
    </style:style>
    <style:style style:name="P235" style:parent-style-name="Normal" style:family="paragraph">
      <style:paragraph-properties fo:text-indent="0in"/>
      <style:text-properties fo:language="en" fo:country="US"/>
    </style:style>
    <style:style style:name="T236" style:parent-style-name="Strong" style:family="text">
      <style:text-properties fo:font-weight="normal" style:font-weight-asian="normal" style:font-weight-complex="normal" fo:language="en" fo:country="US"/>
    </style:style>
    <style:style style:name="P237" style:parent-style-name="NormalWeb" style:family="paragraph">
      <style:text-properties fo:language="en" fo:country="US"/>
    </style:style>
    <style:style style:name="T238" style:parent-style-name="Strong" style:family="text">
      <style:text-properties fo:font-weight="normal" style:font-weight-asian="normal" style:font-weight-complex="normal" fo:language="en" fo:country="US"/>
    </style:style>
    <style:style style:name="P239" style:parent-style-name="NormalWeb" style:family="paragraph">
      <style:text-properties fo:language="en" fo:country="US"/>
    </style:style>
    <style:style style:name="T240" style:parent-style-name="Strong" style:family="text">
      <style:text-properties fo:font-weight="normal" style:font-weight-asian="normal" style:font-weight-complex="normal" fo:language="en" fo:country="US"/>
    </style:style>
    <style:style style:name="P241" style:parent-style-name="NormalWeb" style:family="paragraph">
      <style:text-properties fo:language="en" fo:country="US"/>
    </style:style>
    <style:style style:name="T242" style:parent-style-name="Strong" style:family="text">
      <style:text-properties fo:font-weight="normal" style:font-weight-asian="normal" style:font-weight-complex="normal" fo:language="en" fo:country="US"/>
    </style:style>
    <style:style style:name="P243" style:parent-style-name="NormalWeb" style:family="paragraph">
      <style:text-properties fo:language="en" fo:country="US"/>
    </style:style>
    <style:style style:name="T244" style:parent-style-name="Strong" style:family="text">
      <style:text-properties fo:font-weight="normal" style:font-weight-asian="normal" style:font-weight-complex="normal" fo:language="en" fo:country="US"/>
    </style:style>
    <style:style style:name="P245" style:parent-style-name="NormalWeb" style:family="paragraph">
      <style:text-properties fo:language="en" fo:country="US"/>
    </style:style>
    <style:style style:name="T246" style:parent-style-name="Strong" style:family="text">
      <style:text-properties fo:font-weight="normal" style:font-weight-asian="normal" style:font-weight-complex="normal" fo:language="en" fo:country="US"/>
    </style:style>
    <style:style style:name="P247" style:parent-style-name="NormalWeb" style:family="paragraph">
      <style:text-properties fo:language="en" fo:country="US"/>
    </style:style>
    <style:style style:name="P248" style:parent-style-name="Normal" style:list-style-name="LFO28" style:family="paragraph">
      <style:paragraph-properties fo:text-align="start" fo:margin-top="0.0694in" fo:margin-bottom="0.0694in" fo:line-height="100%"/>
    </style:style>
    <style:style style:name="T249" style:parent-style-name="Strong" style:family="text">
      <style:text-properties fo:language="da" fo:country="DK"/>
    </style:style>
    <style:style style:name="P250" style:parent-style-name="Normal" style:family="paragraph">
      <style:paragraph-properties fo:text-indent="0in"/>
      <style:text-properties fo:language="en" fo:country="US"/>
    </style:style>
    <style:style style:name="T251" style:parent-style-name="Strong" style:family="text">
      <style:text-properties fo:font-weight="normal" style:font-weight-asian="normal" style:font-weight-complex="normal" fo:language="en" fo:country="US"/>
    </style:style>
    <style:style style:name="T252" style:parent-style-name="DefaultParagraphFont" style:family="text">
      <style:text-properties fo:language="en" fo:country="US"/>
    </style:style>
    <style:style style:name="T253" style:parent-style-name="Strong" style:family="text">
      <style:text-properties fo:language="en" fo:country="US"/>
    </style:style>
    <style:style style:name="T254" style:parent-style-name="DefaultParagraphFont" style:family="text">
      <style:text-properties fo:language="en" fo:country="US"/>
    </style:style>
    <style:style style:name="T255" style:parent-style-name="Strong" style:family="text">
      <style:text-properties fo:font-weight="normal" style:font-weight-asian="normal" style:font-weight-complex="normal" fo:language="en" fo:country="US"/>
    </style:style>
    <style:style style:name="T256" style:parent-style-name="Strong" style:family="text">
      <style:text-properties fo:font-weight="normal" style:font-weight-asian="normal" style:font-weight-complex="normal" fo:language="en" fo:country="US"/>
    </style:style>
    <style:style style:name="T257" style:parent-style-name="DefaultParagraphFont" style:family="text">
      <style:text-properties fo:language="en" fo:country="US"/>
    </style:style>
    <style:style style:name="T258" style:parent-style-name="Strong" style:family="text">
      <style:text-properties fo:language="en" fo:country="US"/>
    </style:style>
    <style:style style:name="T259" style:parent-style-name="DefaultParagraphFont" style:family="text">
      <style:text-properties fo:language="en" fo:country="US"/>
    </style:style>
    <style:style style:name="T260" style:parent-style-name="Strong" style:family="text">
      <style:text-properties fo:language="en" fo:country="US"/>
    </style:style>
    <style:style style:name="T261" style:parent-style-name="DefaultParagraphFont" style:family="text">
      <style:text-properties fo:language="en" fo:country="US"/>
    </style:style>
    <style:style style:name="T262" style:parent-style-name="Strong" style:family="text">
      <style:text-properties fo:language="en" fo:country="US"/>
    </style:style>
    <style:style style:name="T263" style:parent-style-name="DefaultParagraphFont" style:family="text">
      <style:text-properties fo:language="en" fo:country="US"/>
    </style:style>
    <style:style style:name="T264" style:parent-style-name="Strong" style:family="text">
      <style:text-properties fo:language="en" fo:country="US"/>
    </style:style>
    <style:style style:name="T265" style:parent-style-name="DefaultParagraphFont" style:family="text">
      <style:text-properties fo:language="en" fo:country="US"/>
    </style:style>
    <style:style style:name="T266" style:parent-style-name="Strong" style:family="text">
      <style:text-properties fo:font-weight="normal" style:font-weight-asian="normal" style:font-weight-complex="normal" fo:language="en" fo:country="US"/>
    </style:style>
    <style:style style:name="T267" style:parent-style-name="DefaultParagraphFont" style:family="text">
      <style:text-properties fo:language="en" fo:country="US"/>
    </style:style>
    <style:style style:name="T268" style:parent-style-name="Strong" style:family="text">
      <style:text-properties fo:language="en" fo:country="US"/>
    </style:style>
    <style:style style:name="T269" style:parent-style-name="DefaultParagraphFont" style:family="text">
      <style:text-properties fo:language="en" fo:country="US"/>
    </style:style>
    <style:style style:name="T270" style:parent-style-name="Strong" style:family="text">
      <style:text-properties fo:language="en" fo:country="US"/>
    </style:style>
    <style:style style:name="T271" style:parent-style-name="DefaultParagraphFont" style:family="text">
      <style:text-properties fo:language="en" fo:country="US"/>
    </style:style>
    <style:style style:name="T272" style:parent-style-name="Strong" style:family="text">
      <style:text-properties fo:language="en" fo:country="US"/>
    </style:style>
    <style:style style:name="T273" style:parent-style-name="DefaultParagraphFont" style:family="text">
      <style:text-properties fo:language="en" fo:country="US"/>
    </style:style>
    <style:style style:name="T274" style:parent-style-name="DefaultParagraphFont" style:family="text">
      <style:text-properties fo:language="en" fo:country="US"/>
    </style:style>
    <style:style style:name="T275" style:parent-style-name="Strong" style:family="text">
      <style:text-properties fo:language="en" fo:country="US"/>
    </style:style>
    <style:style style:name="T276" style:parent-style-name="DefaultParagraphFont" style:family="text">
      <style:text-properties fo:language="en" fo:country="US"/>
    </style:style>
    <style:style style:name="T277" style:parent-style-name="Strong" style:family="text">
      <style:text-properties fo:language="en" fo:country="US"/>
    </style:style>
    <style:style style:name="T278" style:parent-style-name="DefaultParagraphFont" style:family="text">
      <style:text-properties fo:language="en" fo:country="US"/>
    </style:style>
    <style:style style:name="T279" style:parent-style-name="Strong" style:family="text">
      <style:text-properties fo:language="en" fo:country="US"/>
    </style:style>
    <style:style style:name="T280" style:parent-style-name="DefaultParagraphFont" style:family="text">
      <style:text-properties fo:language="en" fo:country="US"/>
    </style:style>
    <style:style style:name="T281" style:parent-style-name="Strong" style:family="text">
      <style:text-properties fo:font-weight="normal" style:font-weight-asian="normal" style:font-weight-complex="normal" fo:language="en" fo:country="US"/>
    </style:style>
    <style:style style:name="T282" style:parent-style-name="Strong" style:family="text">
      <style:text-properties fo:font-weight="normal" style:font-weight-asian="normal" style:font-weight-complex="normal" fo:language="en" fo:country="US"/>
    </style:style>
    <style:style style:name="T283" style:parent-style-name="DefaultParagraphFont" style:family="text">
      <style:text-properties fo:language="en" fo:country="US"/>
    </style:style>
    <style:style style:name="T284" style:parent-style-name="Strong" style:family="text">
      <style:text-properties fo:language="en" fo:country="US"/>
    </style:style>
    <style:style style:name="T285" style:parent-style-name="DefaultParagraphFont" style:family="text">
      <style:text-properties fo:language="en" fo:country="US"/>
    </style:style>
    <style:style style:name="T286" style:parent-style-name="Strong" style:family="text">
      <style:text-properties fo:language="en" fo:country="US"/>
    </style:style>
    <style:style style:name="T287" style:parent-style-name="DefaultParagraphFont" style:family="text">
      <style:text-properties fo:language="en" fo:country="US"/>
    </style:style>
    <style:style style:name="T288" style:parent-style-name="Strong" style:family="text">
      <style:text-properties fo:language="en" fo:country="US"/>
    </style:style>
    <style:style style:name="T289" style:parent-style-name="DefaultParagraphFont" style:family="text">
      <style:text-properties fo:language="en" fo:country="US"/>
    </style:style>
    <style:style style:name="T290" style:parent-style-name="Strong" style:family="text">
      <style:text-properties fo:language="en" fo:country="US"/>
    </style:style>
    <style:style style:name="T291" style:parent-style-name="DefaultParagraphFont" style:family="text">
      <style:text-properties fo:language="en" fo:country="US"/>
    </style:style>
    <style:style style:name="T292" style:parent-style-name="Strong" style:family="text">
      <style:text-properties fo:language="en" fo:country="US"/>
    </style:style>
    <style:style style:name="T293" style:parent-style-name="DefaultParagraphFont" style:family="text">
      <style:text-properties fo:language="en" fo:country="US"/>
    </style:style>
    <style:style style:name="T294" style:parent-style-name="Strong" style:family="text">
      <style:text-properties fo:language="en" fo:country="US"/>
    </style:style>
    <style:style style:name="T295" style:parent-style-name="DefaultParagraphFont" style:family="text">
      <style:text-properties fo:language="en" fo:country="US"/>
    </style:style>
    <style:style style:name="T296" style:parent-style-name="Strong" style:family="text">
      <style:text-properties fo:font-weight="normal" style:font-weight-asian="normal" style:font-weight-complex="normal" fo:language="en" fo:country="US"/>
    </style:style>
    <style:style style:name="T297" style:parent-style-name="DefaultParagraphFont" style:family="text">
      <style:text-properties fo:language="en" fo:country="US"/>
    </style:style>
    <style:style style:name="T298" style:parent-style-name="Strong" style:family="text">
      <style:text-properties fo:language="en" fo:country="US"/>
    </style:style>
    <style:style style:name="T299" style:parent-style-name="DefaultParagraphFont" style:family="text">
      <style:text-properties fo:language="en" fo:country="US"/>
    </style:style>
    <style:style style:name="T300" style:parent-style-name="Strong" style:family="text">
      <style:text-properties fo:language="en" fo:country="US"/>
    </style:style>
    <style:style style:name="T301" style:parent-style-name="DefaultParagraphFont" style:family="text">
      <style:text-properties fo:language="en" fo:country="US"/>
    </style:style>
    <style:style style:name="T302" style:parent-style-name="Strong" style:family="text">
      <style:text-properties fo:language="en" fo:country="US"/>
    </style:style>
    <style:style style:name="T303" style:parent-style-name="DefaultParagraphFont" style:family="text">
      <style:text-properties fo:language="en" fo:country="US"/>
    </style:style>
    <style:style style:name="T304" style:parent-style-name="Strong" style:family="text">
      <style:text-properties fo:language="en" fo:country="US"/>
    </style:style>
    <style:style style:name="T305" style:parent-style-name="DefaultParagraphFont" style:family="text">
      <style:text-properties fo:language="en" fo:country="US"/>
    </style:style>
    <style:style style:name="T306" style:parent-style-name="Strong" style:family="text">
      <style:text-properties fo:language="en" fo:country="US"/>
    </style:style>
    <style:style style:name="T307" style:parent-style-name="DefaultParagraphFont" style:family="text">
      <style:text-properties fo:language="en" fo:country="US"/>
    </style:style>
    <style:style style:name="T308" style:parent-style-name="Strong" style:family="text">
      <style:text-properties fo:language="en" fo:country="US"/>
    </style:style>
    <style:style style:name="T309" style:parent-style-name="DefaultParagraphFont" style:family="text">
      <style:text-properties fo:language="en" fo:country="US"/>
    </style:style>
    <style:style style:name="T310" style:parent-style-name="Strong" style:family="text">
      <style:text-properties fo:language="en" fo:country="US"/>
    </style:style>
    <style:style style:name="T311" style:parent-style-name="DefaultParagraphFont" style:family="text">
      <style:text-properties fo:language="en" fo:country="US"/>
    </style:style>
    <style:style style:name="T312" style:parent-style-name="Strong" style:family="text">
      <style:text-properties fo:language="en" fo:country="US"/>
    </style:style>
    <style:style style:name="T313" style:parent-style-name="DefaultParagraphFont" style:family="text">
      <style:text-properties fo:language="en" fo:country="US"/>
    </style:style>
    <style:style style:name="T314" style:parent-style-name="Strong" style:family="text">
      <style:text-properties fo:font-weight="normal" style:font-weight-asian="normal" style:font-weight-complex="normal" fo:language="en" fo:country="US"/>
    </style:style>
    <style:style style:name="T315" style:parent-style-name="Strong" style:family="text">
      <style:text-properties fo:font-weight="normal" style:font-weight-asian="normal" style:font-weight-complex="normal" fo:language="en" fo:country="US"/>
    </style:style>
    <style:style style:name="T316" style:parent-style-name="DefaultParagraphFont" style:family="text">
      <style:text-properties fo:language="en" fo:country="US"/>
    </style:style>
    <style:style style:name="T317" style:parent-style-name="Strong" style:family="text">
      <style:text-properties fo:language="en" fo:country="US"/>
    </style:style>
    <style:style style:name="T318" style:parent-style-name="DefaultParagraphFont" style:family="text">
      <style:text-properties fo:language="en" fo:country="US"/>
    </style:style>
    <style:style style:name="T319" style:parent-style-name="Strong" style:family="text">
      <style:text-properties fo:language="en" fo:country="US"/>
    </style:style>
    <style:style style:name="T320" style:parent-style-name="DefaultParagraphFont" style:family="text">
      <style:text-properties fo:language="en" fo:country="US"/>
    </style:style>
    <style:style style:name="T321" style:parent-style-name="Strong" style:family="text">
      <style:text-properties fo:language="en" fo:country="US"/>
    </style:style>
    <style:style style:name="T322" style:parent-style-name="DefaultParagraphFont" style:family="text">
      <style:text-properties fo:language="en" fo:country="US"/>
    </style:style>
    <style:style style:name="T323" style:parent-style-name="Strong" style:family="text">
      <style:text-properties fo:language="en" fo:country="US"/>
    </style:style>
    <style:style style:name="T324" style:parent-style-name="DefaultParagraphFont" style:family="text">
      <style:text-properties fo:language="en" fo:country="US"/>
    </style:style>
    <style:style style:name="T325" style:parent-style-name="Strong" style:family="text">
      <style:text-properties fo:language="en" fo:country="US"/>
    </style:style>
    <style:style style:name="T326" style:parent-style-name="DefaultParagraphFont" style:family="text">
      <style:text-properties fo:language="en" fo:country="US"/>
    </style:style>
    <style:style style:name="T327" style:parent-style-name="Strong" style:family="text">
      <style:text-properties fo:language="en" fo:country="US"/>
    </style:style>
    <style:style style:name="T328" style:parent-style-name="DefaultParagraphFont" style:family="text">
      <style:text-properties fo:language="en" fo:country="US"/>
    </style:style>
    <style:style style:name="T329" style:parent-style-name="Strong" style:family="text">
      <style:text-properties fo:language="en" fo:country="US"/>
    </style:style>
    <style:style style:name="T330" style:parent-style-name="DefaultParagraphFont" style:family="text">
      <style:text-properties fo:language="en" fo:country="US"/>
    </style:style>
    <style:style style:name="T331" style:parent-style-name="Strong" style:family="text">
      <style:text-properties fo:language="en" fo:country="US"/>
    </style:style>
    <style:style style:name="T332" style:parent-style-name="DefaultParagraphFont" style:family="text">
      <style:text-properties fo:language="en" fo:country="US"/>
    </style:style>
    <style:style style:name="T333" style:parent-style-name="Strong" style:family="text">
      <style:text-properties fo:font-weight="normal" style:font-weight-asian="normal" style:font-weight-complex="normal" fo:language="en" fo:country="US"/>
    </style:style>
    <style:style style:name="T334" style:parent-style-name="DefaultParagraphFont" style:family="text">
      <style:text-properties fo:language="en" fo:country="US"/>
    </style:style>
    <style:style style:name="T335" style:parent-style-name="Strong" style:family="text">
      <style:text-properties fo:language="en" fo:country="US"/>
    </style:style>
    <style:style style:name="T336" style:parent-style-name="DefaultParagraphFont" style:family="text">
      <style:text-properties fo:language="en" fo:country="US"/>
    </style:style>
    <style:style style:name="T337" style:parent-style-name="Strong" style:family="text">
      <style:text-properties fo:language="en" fo:country="US"/>
    </style:style>
    <style:style style:name="T338" style:parent-style-name="DefaultParagraphFont" style:family="text">
      <style:text-properties fo:language="en" fo:country="US"/>
    </style:style>
    <style:style style:name="T339" style:parent-style-name="Strong" style:family="text">
      <style:text-properties fo:language="en" fo:country="US"/>
    </style:style>
    <style:style style:name="T340" style:parent-style-name="DefaultParagraphFont" style:family="text">
      <style:text-properties fo:language="en" fo:country="US"/>
    </style:style>
    <style:style style:name="T341" style:parent-style-name="Strong" style:family="text">
      <style:text-properties fo:language="en" fo:country="US"/>
    </style:style>
    <style:style style:name="T342" style:parent-style-name="DefaultParagraphFont" style:family="text">
      <style:text-properties fo:language="en" fo:country="US"/>
    </style:style>
    <style:style style:name="T343" style:parent-style-name="Strong" style:family="text">
      <style:text-properties fo:language="en" fo:country="US"/>
    </style:style>
    <style:style style:name="T344" style:parent-style-name="DefaultParagraphFont" style:family="text">
      <style:text-properties fo:language="en" fo:country="US"/>
    </style:style>
    <style:style style:name="T345" style:parent-style-name="Strong" style:family="text">
      <style:text-properties fo:language="en" fo:country="US"/>
    </style:style>
    <style:style style:name="T346" style:parent-style-name="Strong" style:family="text">
      <style:text-properties fo:language="en" fo:country="US"/>
    </style:style>
    <style:style style:name="T347" style:parent-style-name="DefaultParagraphFont" style:family="text">
      <style:text-properties fo:language="en" fo:country="US"/>
    </style:style>
    <style:style style:name="T348" style:parent-style-name="Strong" style:family="text">
      <style:text-properties fo:language="en" fo:country="US"/>
    </style:style>
    <style:style style:name="T349" style:parent-style-name="DefaultParagraphFont" style:family="text">
      <style:text-properties fo:language="en" fo:country="US"/>
    </style:style>
    <style:style style:name="T350" style:parent-style-name="Strong" style:family="text">
      <style:text-properties fo:font-weight="normal" style:font-weight-asian="normal" style:font-weight-complex="normal" fo:language="en" fo:country="US"/>
    </style:style>
    <style:style style:name="T351" style:parent-style-name="Strong" style:family="text">
      <style:text-properties fo:font-weight="normal" style:font-weight-asian="normal" style:font-weight-complex="normal" fo:language="en" fo:country="US"/>
    </style:style>
    <style:style style:name="T352" style:parent-style-name="DefaultParagraphFont" style:family="text">
      <style:text-properties fo:language="en" fo:country="US"/>
    </style:style>
    <style:style style:name="T353" style:parent-style-name="Strong" style:family="text">
      <style:text-properties fo:language="en" fo:country="US"/>
    </style:style>
    <style:style style:name="T354" style:parent-style-name="DefaultParagraphFont" style:family="text">
      <style:text-properties fo:language="en" fo:country="US"/>
    </style:style>
    <style:style style:name="T355" style:parent-style-name="Strong" style:family="text">
      <style:text-properties fo:language="en" fo:country="US"/>
    </style:style>
    <style:style style:name="T356" style:parent-style-name="DefaultParagraphFont" style:family="text">
      <style:text-properties fo:language="en" fo:country="US"/>
    </style:style>
    <style:style style:name="T357" style:parent-style-name="Strong" style:family="text">
      <style:text-properties fo:language="en" fo:country="US"/>
    </style:style>
    <style:style style:name="T358" style:parent-style-name="DefaultParagraphFont" style:family="text">
      <style:text-properties fo:language="en" fo:country="US"/>
    </style:style>
    <style:style style:name="T359" style:parent-style-name="Strong" style:family="text">
      <style:text-properties fo:language="en" fo:country="US"/>
    </style:style>
    <style:style style:name="T360" style:parent-style-name="DefaultParagraphFont" style:family="text">
      <style:text-properties fo:language="en" fo:country="US"/>
    </style:style>
    <style:style style:name="T361" style:parent-style-name="Strong" style:family="text">
      <style:text-properties fo:language="en" fo:country="US"/>
    </style:style>
    <style:style style:name="T362" style:parent-style-name="DefaultParagraphFont" style:family="text">
      <style:text-properties fo:language="en" fo:country="US"/>
    </style:style>
    <style:style style:name="T363" style:parent-style-name="Strong" style:family="text">
      <style:text-properties fo:language="en" fo:country="US"/>
    </style:style>
    <style:style style:name="T364" style:parent-style-name="DefaultParagraphFont" style:family="text">
      <style:text-properties fo:language="en" fo:country="US"/>
    </style:style>
    <style:style style:name="T365" style:parent-style-name="Strong" style:family="text">
      <style:text-properties fo:language="en" fo:country="US"/>
    </style:style>
    <style:style style:name="T366" style:parent-style-name="DefaultParagraphFont" style:family="text">
      <style:text-properties fo:language="en" fo:country="US"/>
    </style:style>
    <style:style style:name="T367" style:parent-style-name="Strong" style:family="text">
      <style:text-properties fo:language="en" fo:country="US"/>
    </style:style>
    <style:style style:name="T368" style:parent-style-name="DefaultParagraphFont" style:family="text">
      <style:text-properties fo:language="en" fo:country="US"/>
    </style:style>
    <style:style style:name="T369" style:parent-style-name="Strong" style:family="text">
      <style:text-properties fo:language="en" fo:country="US"/>
    </style:style>
    <style:style style:name="T370" style:parent-style-name="DefaultParagraphFont" style:family="text">
      <style:text-properties fo:language="en" fo:country="US"/>
    </style:style>
    <style:style style:name="T371" style:parent-style-name="Strong" style:family="text">
      <style:text-properties fo:language="en" fo:country="US"/>
    </style:style>
    <style:style style:name="T372" style:parent-style-name="DefaultParagraphFont" style:family="text">
      <style:text-properties fo:language="en" fo:country="US"/>
    </style:style>
    <style:style style:name="T373" style:parent-style-name="Strong" style:family="text">
      <style:text-properties fo:font-weight="normal" style:font-weight-asian="normal" style:font-weight-complex="normal" fo:language="en" fo:country="US"/>
    </style:style>
    <style:style style:name="T374" style:parent-style-name="DefaultParagraphFont" style:family="text">
      <style:text-properties fo:language="en" fo:country="US"/>
    </style:style>
    <style:style style:name="T375" style:parent-style-name="Strong" style:family="text">
      <style:text-properties fo:language="en" fo:country="US"/>
    </style:style>
    <style:style style:name="T376" style:parent-style-name="DefaultParagraphFont" style:family="text">
      <style:text-properties fo:language="en" fo:country="US"/>
    </style:style>
    <style:style style:name="T377" style:parent-style-name="Strong" style:family="text">
      <style:text-properties fo:language="en" fo:country="US"/>
    </style:style>
    <style:style style:name="T378" style:parent-style-name="DefaultParagraphFont" style:family="text">
      <style:text-properties fo:language="en" fo:country="US"/>
    </style:style>
    <style:style style:name="T379" style:parent-style-name="Strong" style:family="text">
      <style:text-properties fo:language="en" fo:country="US"/>
    </style:style>
    <style:style style:name="T380" style:parent-style-name="DefaultParagraphFont" style:family="text">
      <style:text-properties fo:language="en" fo:country="US"/>
    </style:style>
    <style:style style:name="T381" style:parent-style-name="Strong" style:family="text">
      <style:text-properties fo:language="en" fo:country="US"/>
    </style:style>
    <style:style style:name="T382" style:parent-style-name="DefaultParagraphFont" style:family="text">
      <style:text-properties fo:language="en" fo:country="US"/>
    </style:style>
    <style:style style:name="T383" style:parent-style-name="Strong" style:family="text">
      <style:text-properties fo:language="en" fo:country="US"/>
    </style:style>
    <style:style style:name="T384" style:parent-style-name="DefaultParagraphFont" style:family="text">
      <style:text-properties fo:language="en" fo:country="US"/>
    </style:style>
    <style:style style:name="T385" style:parent-style-name="Strong" style:family="text">
      <style:text-properties fo:language="en" fo:country="US"/>
    </style:style>
    <style:style style:name="T386" style:parent-style-name="DefaultParagraphFont" style:family="text">
      <style:text-properties fo:language="en" fo:country="US"/>
    </style:style>
    <style:style style:name="T387" style:parent-style-name="Strong" style:family="text">
      <style:text-properties fo:language="en" fo:country="US"/>
    </style:style>
    <style:style style:name="T388" style:parent-style-name="DefaultParagraphFont" style:family="text">
      <style:text-properties fo:language="en" fo:country="US"/>
    </style:style>
    <style:style style:name="T389" style:parent-style-name="Strong" style:family="text">
      <style:text-properties fo:language="en" fo:country="US"/>
    </style:style>
    <style:style style:name="T390" style:parent-style-name="DefaultParagraphFont" style:family="text">
      <style:text-properties fo:language="en" fo:country="US"/>
    </style:style>
    <style:style style:name="T391" style:parent-style-name="Strong" style:family="text">
      <style:text-properties fo:font-weight="normal" style:font-weight-asian="normal" style:font-weight-complex="normal" fo:language="en" fo:country="US"/>
    </style:style>
    <style:style style:name="T392" style:parent-style-name="DefaultParagraphFont" style:family="text">
      <style:text-properties fo:language="en" fo:country="US"/>
    </style:style>
    <style:style style:name="T393" style:parent-style-name="Strong" style:family="text">
      <style:text-properties fo:language="en" fo:country="US"/>
    </style:style>
    <style:style style:name="T394" style:parent-style-name="DefaultParagraphFont" style:family="text">
      <style:text-properties fo:language="en" fo:country="US"/>
    </style:style>
    <style:style style:name="T395" style:parent-style-name="Strong" style:family="text">
      <style:text-properties fo:language="en" fo:country="US"/>
    </style:style>
    <style:style style:name="T396" style:parent-style-name="DefaultParagraphFont" style:family="text">
      <style:text-properties fo:language="en" fo:country="US"/>
    </style:style>
    <style:style style:name="T397" style:parent-style-name="Strong" style:family="text">
      <style:text-properties fo:language="en" fo:country="US"/>
    </style:style>
    <style:style style:name="T398" style:parent-style-name="DefaultParagraphFont" style:family="text">
      <style:text-properties fo:language="en" fo:country="US"/>
    </style:style>
    <style:style style:name="T399" style:parent-style-name="Strong" style:family="text">
      <style:text-properties fo:language="en" fo:country="US"/>
    </style:style>
    <style:style style:name="T400" style:parent-style-name="DefaultParagraphFont" style:family="text">
      <style:text-properties fo:language="en" fo:country="US"/>
    </style:style>
    <style:style style:name="T401" style:parent-style-name="Strong" style:family="text">
      <style:text-properties fo:language="en" fo:country="US"/>
    </style:style>
    <style:style style:name="T402" style:parent-style-name="DefaultParagraphFont" style:family="text">
      <style:text-properties fo:language="en" fo:country="US"/>
    </style:style>
    <style:style style:name="T403" style:parent-style-name="Strong" style:family="text">
      <style:text-properties fo:language="en" fo:country="US"/>
    </style:style>
    <style:style style:name="T404" style:parent-style-name="DefaultParagraphFont" style:family="text">
      <style:text-properties fo:language="en" fo:country="US"/>
    </style:style>
    <style:style style:name="P405" style:parent-style-name="NormalWeb" style:list-style-name="LFO29" style:family="paragraph"/>
    <style:style style:name="T406" style:parent-style-name="Strong" style:family="text">
      <style:text-properties fo:language="da" fo:country="DK"/>
    </style:style>
    <style:style style:name="P407" style:parent-style-name="Normal" style:family="paragraph">
      <style:paragraph-properties fo:text-indent="0in"/>
      <style:text-properties fo:language="en" fo:country="US"/>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2">EEG Findings in Mild Cognitive Impairment (MCI) and Alzheimer's Disease (AD) Across Frequency Bands</text:span></text:p>
      <text:h text:style-name="Heading2" text:outline-level="2"><text:span text:style-name="T3">Mild Cognitive Impairment (MCI)</text:span></text:h>
      <text:h text:style-name="Heading3" text:outline-level="3"><text:span text:style-name="T4">Theta Band (4–8 Hz)</text:span></text:h>
      <text:list text:style-name="LFO2" text:continue-numbering="true">
        <text:list-item>
          <text:p text:style-name="P5"><text:span text:style-name="T6">Increased Theta Power:</text:span><text:span text:style-name="T7"><text:s/>MCI patients showed increased theta power, which was associated with cognitive decline and predicted progression to AD (Babiloni et al., 2006; Jeong, 2004).</text:span></text:p>
        </text:list-item>
        <text:list-item>
          <text:p text:style-name="P8"><text:span text:style-name="T9">Predictive Value for Cognitive Decline:</text:span><text:span text:style-name="T10"><text:s/>Theta power was found to be a strong early predictor of worsening cognitive impairment (Musaeus et al., 2018).</text:span></text:p>
        </text:list-item>
        <text:list-item>
          <text:p text:style-name="P11"><text:span text:style-name="T12">Variable Findings:</text:span><text:span text:style-name="T13"><text:s/>Some studies found no significant difference between MCI and healthy controls (Fröhlich et al., 2021).</text:span></text:p>
        </text:list-item>
      </text:list>
      <text:p text:style-name="NormalWeb"><text:span text:style-name="Strong">Citations:</text:span></text:p>
      <text:list text:style-name="LFO3" text:continue-numbering="true">
        <text:list-item>
          <text:p text:style-name="P14"><text:span text:style-name="T15">Babiloni et al. (2006), Jeong (2004), Musaeus et al.<text:s/></text:span><text:span text:style-name="Strong">(2018), Fröhlich et al. (2021)</text:span></text:p>
        </text:list-item>
      </text:list>
      <text:p text:style-name="P16"><text:span text:style-name="T17"><draw:custom-shape svg:x="0in" svg:y="0in" svg:width="45.51042in" svg:height="0.00139in" draw:id="id0" draw:style-name="a0" draw:name="Horizontal Line 1" text:anchor-type="as-char"><svg:title/><svg:desc/><draw:enhanced-geometry draw:type="non-primitive" svg:viewBox="0 0 21600 21600" draw:enhanced-path="M 0 0 L 21600 0 21600 21600 0 21600 Z N"/></draw:custom-shape></text:span></text:p>
      <text:h text:style-name="Heading3" text:outline-level="3"><text:span text:style-name="T18">Alpha Band (8–13 Hz)</text:span></text:h>
      <text:list text:style-name="LFO4" text:continue-numbering="true">
        <text:list-item>
          <text:p text:style-name="P19"><text:span text:style-name="T20">Reduced Alpha Power:</text:span><text:span text:style-name="T21"><text:s/>Decreased alpha power was observed in MCI patients compared to healthy controls, especially in parietal and occipital regions (Babiloni et al., 2006).</text:span></text:p>
        </text:list-item>
        <text:list-item>
          <text:p text:style-name="P22"><text:span text:style-name="T23">Intermediate Between Normal Aging and AD:</text:span><text:span text:style-name="T24"><text:s/>Alpha power reduction in MCI was milder than in AD but more pronounced than in healthy aging (Babiloni et al., 2015).</text:span></text:p>
        </text:list-item>
        <text:list-item>
          <text:p text:style-name="P25"><text:span text:style-name="T26">Conflicting Findings:</text:span><text:span text:style-name="T27"><text:s/>Some studies found no significant changes in alpha activity (Fröhlich et al., 2021).</text:span></text:p>
        </text:list-item>
      </text:list>
      <text:p text:style-name="NormalWeb"><text:span text:style-name="Strong">Citations:</text:span></text:p>
      <text:list text:style-name="LFO5" text:continue-numbering="true">
        <text:list-item>
          <text:p text:style-name="P28"><text:span text:style-name="T29">Babiloni et al. (2006, 2015), Fröhlich et al.<text:s/></text:span><text:span text:style-name="Strong">(2021)</text:span></text:p>
        </text:list-item>
      </text:list>
      <text:p text:style-name="P30"><text:span text:style-name="T31"><draw:custom-shape svg:x="0in" svg:y="0in" svg:width="45.51042in" svg:height="0.00139in" draw:id="id1" draw:style-name="a1" draw:name="Horizontal Line 2" text:anchor-type="as-char"><svg:title/><svg:desc/><draw:enhanced-geometry draw:type="non-primitive" svg:viewBox="0 0 21600 21600" draw:enhanced-path="M 0 0 L 21600 0 21600 21600 0 21600 Z N"/></draw:custom-shape></text:span></text:p>
      <text:h text:style-name="Heading3" text:outline-level="3"><text:span text:style-name="T32">Delta Band (0.1–4 Hz)</text:span></text:h>
      <text:list text:style-name="LFO6" text:continue-numbering="true">
        <text:list-item>
          <text:p text:style-name="P33"><text:span text:style-name="T34">Increased Delta Power:</text:span><text:span text:style-name="T35"><text:s/>Some studies reported increased delta activity in MCI patients, particularly in those who progressed to AD (Adler et al., 1999; Moretti et al., 2012).</text:span></text:p>
        </text:list-item>
        <text:list-item>
          <text:p text:style-name="P36"><text:span text:style-name="T37">Delta as a Marker for Memory Decline:</text:span><text:span text:style-name="T38"><text:s/>A significant positive correlation was found between delta power and memory recall in MCI (Liddell et al., 2007).</text:span></text:p>
        </text:list-item>
        <text:list-item>
          <text:p text:style-name="P39"><text:span text:style-name="T40">Contradictory Findings:</text:span><text:span text:style-name="T41"><text:s/>While some studies found an increase in delta, others observed decreased delta power during resting-state EEG (Liddell et al., 2007).</text:span></text:p>
        </text:list-item>
      </text:list>
      <text:p text:style-name="NormalWeb"><text:span text:style-name="Strong">Citations:</text:span></text:p>
      <text:list text:style-name="LFO7" text:continue-numbering="true">
        <text:list-item>
          <text:p text:style-name="P42"><text:span text:style-name="T43">Adler et al. (1999), Moretti et al.<text:s/></text:span><text:span text:style-name="Strong">(2012), Liddell et al. (2007)</text:span></text:p>
        </text:list-item>
      </text:list>
      <text:p text:style-name="P44"><text:span text:style-name="T45"><draw:custom-shape svg:x="0in" svg:y="0in" svg:width="45.51042in" svg:height="0.00139in" draw:id="id2" draw:style-name="a2" draw:name="Horizontal Line 3" text:anchor-type="as-char"><svg:title/><svg:desc/><draw:enhanced-geometry draw:type="non-primitive" svg:viewBox="0 0 21600 21600" draw:enhanced-path="M 0 0 L 21600 0 21600 21600 0 21600 Z N"/></draw:custom-shape></text:span></text:p>
      <text:soft-page-break/>
      <text:h text:style-name="Heading3" text:outline-level="3"><text:span text:style-name="T46">Beta Band (14–30 Hz)</text:span></text:h>
      <text:list text:style-name="LFO8" text:continue-numbering="true">
        <text:list-item>
          <text:p text:style-name="P47"><text:span text:style-name="T48">Reduced Beta Power:</text:span><text:span text:style-name="T49"><text:s/>A decrease in beta power was observed in individuals with MCI compared to healthy controls, particularly in frontal regions (Iliadou et al., 2021; Mazzon et al., 2018).</text:span></text:p>
        </text:list-item>
        <text:list-item>
          <text:p text:style-name="P50"><text:span text:style-name="T51">Beta Activity as a Marker for Disease Progression:</text:span><text:span text:style-name="T52"><text:s/>Beta power reduction correlated with increasing cognitive impairment and a higher risk of conversion to AD (Babiloni et al., 2006).</text:span></text:p>
        </text:list-item>
        <text:list-item>
          <text:p text:style-name="P53"><text:span text:style-name="T54">Conflicting Reports of Increased Beta Power:</text:span><text:span text:style-name="T55"><text:s/>Some studies found increased beta power in MCI patients, possibly indicating a compensatory mechanism (Alexander et al., 2006).</text:span></text:p>
        </text:list-item>
      </text:list>
      <text:p text:style-name="NormalWeb"><text:span text:style-name="Strong">Citations:</text:span></text:p>
      <text:list text:style-name="LFO9" text:continue-numbering="true">
        <text:list-item>
          <text:p text:style-name="P56"><text:span text:style-name="T57">Iliadou et al. (2021), Mazzon et al. (2018), Babiloni et al. (2006), Alexander et al.<text:s/></text:span><text:span text:style-name="Strong">(2006)</text:span></text:p>
        </text:list-item>
      </text:list>
      <text:p text:style-name="P58"><text:span text:style-name="T59"><draw:custom-shape svg:x="0in" svg:y="0in" svg:width="45.51042in" svg:height="0.00139in" draw:id="id3" draw:style-name="a3" draw:name="Horizontal Line 4" text:anchor-type="as-char"><svg:title/><svg:desc/><draw:enhanced-geometry draw:type="non-primitive" svg:viewBox="0 0 21600 21600" draw:enhanced-path="M 0 0 L 21600 0 21600 21600 0 21600 Z N"/></draw:custom-shape></text:span></text:p>
      <text:h text:style-name="Heading2" text:outline-level="2"><text:span text:style-name="T60">Alzheimer's Disease (AD)</text:span></text:h>
      <text:h text:style-name="Heading3" text:outline-level="3"><text:span text:style-name="T61">Theta Band (4–8 Hz)</text:span></text:h>
      <text:list text:style-name="LFO10" text:continue-numbering="true">
        <text:list-item>
          <text:p text:style-name="P62"><text:span text:style-name="T63">Significantly Increased Theta Power:</text:span><text:span text:style-name="T64"><text:s/>AD patients displayed higher theta activity, especially in frontal and parietal areas (Babiloni et al., 2015).</text:span></text:p>
        </text:list-item>
        <text:list-item>
          <text:p text:style-name="P65"><text:span text:style-name="T66">Early Marker of AD:</text:span><text:span text:style-name="T67"><text:s/>Increased theta activity was linked to disease severity and cognitive dysfunction (Jeong, 2004; Musaeus et al., 2018).</text:span></text:p>
        </text:list-item>
        <text:list-item>
          <text:p text:style-name="P68"><text:span text:style-name="T69">Correlated with Hippocampal Atrophy:</text:span><text:span text:style-name="T70"><text:s/>Increased theta was associated with hippocampal degeneration (Helkala et al., 1996).</text:span></text:p>
        </text:list-item>
      </text:list>
      <text:p text:style-name="NormalWeb"><text:span text:style-name="Strong">Citations:</text:span></text:p>
      <text:list text:style-name="LFO11" text:continue-numbering="true">
        <text:list-item>
          <text:p text:style-name="P71"><text:span text:style-name="T72">Babiloni et al. (2015), Jeong (2004), Musaeus et al.<text:s/></text:span><text:span text:style-name="Strong">(2018), Helkala et al. (1996)</text:span></text:p>
        </text:list-item>
      </text:list>
      <text:p text:style-name="P73"><text:span text:style-name="T74"><draw:custom-shape svg:x="0in" svg:y="0in" svg:width="45.51042in" svg:height="0.00139in" draw:id="id4" draw:style-name="a4" draw:name="Horizontal Line 5" text:anchor-type="as-char"><svg:title/><svg:desc/><draw:enhanced-geometry draw:type="non-primitive" svg:viewBox="0 0 21600 21600" draw:enhanced-path="M 0 0 L 21600 0 21600 21600 0 21600 Z N"/></draw:custom-shape></text:span></text:p>
      <text:h text:style-name="Heading3" text:outline-level="3"><text:span text:style-name="T75">Alpha Band (8–13 Hz)</text:span></text:h>
      <text:list text:style-name="LFO12" text:continue-numbering="true">
        <text:list-item>
          <text:p text:style-name="P76"><text:span text:style-name="T77">Pronounced Alpha Reduction:</text:span><text:span text:style-name="T78"><text:s/>AD patients showed significantly reduced alpha power compared to both MCI and healthy controls (Babiloni et al., 2015; Lejko et al., 2020).</text:span></text:p>
        </text:list-item>
        <text:list-item>
          <text:p text:style-name="P79"><text:span text:style-name="T80">Correlates with Disease Severity:</text:span><text:span text:style-name="T81"><text:s/>Alpha reduction was more severe in later stages of AD and correlated with cognitive scores (Jelic et al., 1996).</text:span></text:p>
        </text:list-item>
        <text:list-item>
          <text:p text:style-name="P82"><text:span text:style-name="T83">Alpha Coherence Decrease:</text:span><text:span text:style-name="T84"><text:s/>Reduced alpha connectivity was observed, suggesting disrupted neural networks in AD (Jeong, 2004).</text:span></text:p>
        </text:list-item>
      </text:list>
      <text:p text:style-name="NormalWeb"><text:span text:style-name="Strong">Citations:</text:span></text:p>
      <text:list text:style-name="LFO13" text:continue-numbering="true">
        <text:list-item>
          <text:p text:style-name="P85"><text:span text:style-name="T86">Babiloni et al. (2015), Lejko et al.<text:s/></text:span><text:span text:style-name="Strong">(2020), Jelic et al. (1996), Jeong (2004)</text:span></text:p>
        </text:list-item>
      </text:list>
      <text:p text:style-name="P87"><text:span text:style-name="T88"><draw:custom-shape svg:x="0in" svg:y="0in" svg:width="45.51042in" svg:height="0.00139in" draw:id="id5" draw:style-name="a5" draw:name="Horizontal Line 6" text:anchor-type="as-char"><svg:title/><svg:desc/><draw:enhanced-geometry draw:type="non-primitive" svg:viewBox="0 0 21600 21600" draw:enhanced-path="M 0 0 L 21600 0 21600 21600 0 21600 Z N"/></draw:custom-shape></text:span></text:p>
      <text:h text:style-name="Heading3" text:outline-level="3"><text:span text:style-name="T89">Delta Band (0.1–4 Hz)</text:span></text:h>
      <text:list text:style-name="LFO14" text:continue-numbering="true">
        <text:list-item>
          <text:p text:style-name="P90"><text:span text:style-name="T91">Significant Delta Increase:</text:span><text:span text:style-name="T92"><text:s/>AD patients exhibited marked increases in delta activity, particularly in frontal regions (Jelic et al., 1996; Babiloni et al., 2015).</text:span></text:p>
        </text:list-item>
        <text:list-item>
          <text:p text:style-name="P93"><text:span text:style-name="T94">Associated with Cognitive Decline:</text:span><text:span text:style-name="T95"><text:s/>Delta power was positively correlated with disease severity and lower MMSE scores (Schreiter-Gasser et al., 1993).</text:span></text:p>
        </text:list-item>
        <text:list-item>
          <text:p text:style-name="P96"><text:span text:style-name="T97">Progression Indicator:</text:span><text:span text:style-name="T98"><text:s/>Delta power increased as AD progressed, while theta increases were more evident in earlier stages (Elmståhl et al., 1994).</text:span></text:p>
        </text:list-item>
      </text:list>
      <text:p text:style-name="NormalWeb"><text:span text:style-name="Strong">Citations:</text:span></text:p>
      <text:list text:style-name="LFO15" text:continue-numbering="true">
        <text:list-item>
          <text:p text:style-name="P99"><text:span text:style-name="T100">Jelic et al. (1996), Babiloni et al. (2015), Schreiter-Gasser et al. (1993), Elmståhl et al.<text:s/></text:span><text:span text:style-name="Strong">(1994)</text:span></text:p>
        </text:list-item>
      </text:list>
      <text:p text:style-name="P101"><text:span text:style-name="T102"><draw:custom-shape svg:x="0in" svg:y="0in" svg:width="45.51042in" svg:height="0.00139in" draw:id="id6" draw:style-name="a6" draw:name="Horizontal Line 7" text:anchor-type="as-char"><svg:title/><svg:desc/><draw:enhanced-geometry draw:type="non-primitive" svg:viewBox="0 0 21600 21600" draw:enhanced-path="M 0 0 L 21600 0 21600 21600 0 21600 Z N"/></draw:custom-shape></text:span></text:p>
      <text:h text:style-name="Heading3" text:outline-level="3"><text:span text:style-name="T103">Beta Band (14–30 Hz)</text:span></text:h>
      <text:list text:style-name="LFO16" text:continue-numbering="true">
        <text:list-item>
          <text:p text:style-name="P104"><text:span text:style-name="T105">Decreased Beta Power:</text:span><text:span text:style-name="T106"><text:s/>AD patients demonstrated lower beta activity, especially in frontal and central regions (Duffy et al., 1995; Wada et al., 1997).</text:span></text:p>
        </text:list-item>
        <text:list-item>
          <text:p text:style-name="P107"><text:span text:style-name="T108">Loss of Beta Coherence:</text:span><text:span text:style-name="T109"><text:s/>AD was associated with reduced beta connectivity, particularly in posterior brain regions (Jeong, 2004).</text:span></text:p>
        </text:list-item>
        <text:list-item>
          <text:p text:style-name="P110"><text:span text:style-name="T111">Possible Compensatory Mechanism:</text:span><text:span text:style-name="T112"><text:s/>Some studies noted temporary increases in beta activity in the early stages of AD, possibly as a compensatory effect before decline (Dringenberg, 2000).</text:span></text:p>
        </text:list-item>
      </text:list>
      <text:p text:style-name="NormalWeb"><text:span text:style-name="Strong">Citations:</text:span></text:p>
      <text:list text:style-name="LFO17" text:continue-numbering="true">
        <text:list-item>
          <text:p text:style-name="P113"><text:span text:style-name="T114">Duffy et al. (1995), Wada et al.<text:s/></text:span><text:span text:style-name="Strong">(1997), Jeong (2004), Dringenberg (2000)</text:span></text:p>
        </text:list-item>
      </text:list>
      <text:p text:style-name="P115"><text:span text:style-name="T116"><draw:custom-shape svg:x="0in" svg:y="0in" svg:width="45.51042in" svg:height="0.00139in" draw:id="id7" draw:style-name="a7" draw:name="Horizontal Line 8" text:anchor-type="as-char"><svg:title/><svg:desc/><draw:enhanced-geometry draw:type="non-primitive" svg:viewBox="0 0 21600 21600" draw:enhanced-path="M 0 0 L 21600 0 21600 21600 0 21600 Z N"/></draw:custom-shape></text:span></text:p>
      <text:h text:style-name="Heading3" text:outline-level="3"><text:span text:style-name="T117">Overall Summary:</text:span></text:h>
      <text:list text:style-name="LFO18" text:continue-numbering="true">
        <text:list-item>
          <text:p text:style-name="P118"><text:span text:style-name="T119">Theta Band:</text:span><text:span text:style-name="T120"><text:s/>Increased in both MCI and AD, with stronger elevations in AD, linked to disease progression.</text:span></text:p>
        </text:list-item>
        <text:list-item>
          <text:p text:style-name="P121"><text:span text:style-name="T122">Alpha Band:</text:span><text:span text:style-name="T123"><text:s/>Reduced in both conditions, with a more pronounced decline in AD.<text:s/></text:span>Correlates with cognitive decline.</text:p>
        </text:list-item>
        <text:list-item>
          <text:p text:style-name="P124"><text:span text:style-name="T125">Delta Band:</text:span><text:span text:style-name="T126"><text:s/>Mixed findings in MCI but significantly increased in AD, associated with disease severity.</text:span></text:p>
        </text:list-item>
        <text:list-item>
          <text:p text:style-name="P127"><text:span text:style-name="T128">Beta Band:</text:span><text:span text:style-name="T129"><text:s/>Generally reduced in both MCI and AD, though some compensatory increases were noted in early stages.</text:span></text:p>
        </text:list-item>
      </text:list>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soft-page-break/>
      <text:p text:style-name="NormalWeb"><text:span text:style-name="T142">EEG Findings in Mild Cognitive Impairment (MCI) Across Frequency Bands</text:span></text:p>
      <text:h text:style-name="Heading3" text:outline-level="3"><text:span text:style-name="T143">Theta Band (4–8 Hz)</text:span></text:h>
      <text:list text:style-name="LFO19" text:continue-numbering="true">
        <text:list-item>
          <text:p text:style-name="P144"><text:span text:style-name="T145">Increased Theta Power:</text:span><text:span text:style-name="T146"><text:s/>MCI patients exhibited increased theta power, correlating with cognitive decline and predicting progression to AD (Babiloni et al., 2006; Jeong, 2004).</text:span></text:p>
        </text:list-item>
        <text:list-item>
          <text:p text:style-name="P147"><text:span text:style-name="T148">Predictive Value for Cognitive Decline:</text:span><text:span text:style-name="T149"><text:s/>Higher theta power has been found to be a strong early predictor of worsening cognitive impairment (Musaeus et al., 2018; Finnigan &amp; Robertson, 2011).</text:span></text:p>
        </text:list-item>
        <text:list-item>
          <text:p text:style-name="P150"><text:span text:style-name="T151">Theta and Brain Network Dysfunction:</text:span><text:span text:style-name="T152"><text:s/>Increased theta power is associated with disrupted neural communication and reduced efficiency in cognitive processing (Liu et al., 2024).</text:span></text:p>
        </text:list-item>
        <text:list-item>
          <text:p text:style-name="P153"><text:span text:style-name="T154">Longitudinal Studies:</text:span><text:span text:style-name="T155"><text:s/>Higher theta power in MCI patients has been linked to future conversion to AD (Babiloni et al., 2006; Jelic et al., 1996).</text:span></text:p>
        </text:list-item>
        <text:list-item>
          <text:p text:style-name="P156"><text:span text:style-name="T157">Variable Findings:</text:span><text:span text:style-name="T158"><text:s/>Some studies reported no significant theta changes in MCI compared to healthy aging (Fröhlich et al., 2021).</text:span></text:p>
        </text:list-item>
      </text:list>
      <text:p text:style-name="NormalWeb"><text:span text:style-name="Strong">Citations:</text:span></text:p>
      <text:list text:style-name="LFO20" text:continue-numbering="true">
        <text:list-item>
          <text:p text:style-name="P159"><text:span text:style-name="T160">Babiloni et al. (2006), Jeong (2004), Musaeus et al. (2018), Finnigan &amp; Robertson (2011), Liu et al.<text:s/></text:span><text:span text:style-name="Strong">(2024), Jelic et al. (1996), Fröhlich et al. (2021)</text:span></text:p>
        </text:list-item>
      </text:list>
      <text:p text:style-name="P161"><text:span text:style-name="T162"><draw:custom-shape svg:x="0in" svg:y="0in" svg:width="45.51042in" svg:height="0.00139in" draw:id="id8" draw:style-name="a8" draw:name="Horizontal Line 17" text:anchor-type="as-char"><svg:title/><svg:desc/><draw:enhanced-geometry draw:type="non-primitive" svg:viewBox="0 0 21600 21600" draw:enhanced-path="M 0 0 L 21600 0 21600 21600 0 21600 Z N"/></draw:custom-shape></text:span></text:p>
      <text:h text:style-name="Heading3" text:outline-level="3"><text:span text:style-name="T163">Alpha Band (8–13 Hz)</text:span></text:h>
      <text:list text:style-name="LFO21" text:continue-numbering="true">
        <text:list-item>
          <text:p text:style-name="P164"><text:span text:style-name="T165">Reduced Alpha Power:</text:span><text:span text:style-name="T166"><text:s/>MCI patients showed a decline in alpha activity, particularly in posterior brain regions (Babiloni et al., 2006, 2015; Jelic et al., 1996).</text:span></text:p>
        </text:list-item>
        <text:list-item>
          <text:p text:style-name="P167"><text:span text:style-name="T168">Alpha and Cognitive Performance:</text:span><text:span text:style-name="T169"><text:s/>Alpha band reduction correlated with attention and memory deficits, making it a potential biomarker for early MCI detection (Lejko et al., 2020; Babiloni et al., 2011).</text:span></text:p>
        </text:list-item>
        <text:list-item>
          <text:p text:style-name="P170"><text:span text:style-name="T171">Alpha Connectivity Decrease:</text:span><text:span text:style-name="T172"><text:s/>Studies reported reduced functional connectivity in the alpha band, suggesting network disruptions in MCI (Jeong, 2004; Farina et al., 2020).</text:span></text:p>
        </text:list-item>
        <text:list-item>
          <text:p text:style-name="P173"><text:span text:style-name="T174">Early Indicator of Progression:</text:span><text:span text:style-name="T175"><text:s/>Alpha power reductions have been observed in MCI patients who later developed AD (Gouw et al., 2017; Babiloni et al., 2015).</text:span></text:p>
        </text:list-item>
      </text:list>
      <text:p text:style-name="NormalWeb"><text:span text:style-name="Strong">Citations:</text:span></text:p>
      <text:list text:style-name="LFO22" text:continue-numbering="true">
        <text:list-item>
          <text:p text:style-name="P176"><text:span text:style-name="T177">Babiloni et al. (2006, 2011, 2015), Jelic et al. (1996), Jeong (2004), Lejko et al. (2020), Farina et al.<text:s/></text:span><text:span text:style-name="Strong">(2020), Gouw et al. (2017)</text:span></text:p>
        </text:list-item>
      </text:list>
      <text:p text:style-name="P178"><text:span text:style-name="T179"><draw:custom-shape svg:x="0in" svg:y="0in" svg:width="45.51042in" svg:height="0.00139in" draw:id="id9" draw:style-name="a9" draw:name="Horizontal Line 18" text:anchor-type="as-char"><svg:title/><svg:desc/><draw:enhanced-geometry draw:type="non-primitive" svg:viewBox="0 0 21600 21600" draw:enhanced-path="M 0 0 L 21600 0 21600 21600 0 21600 Z N"/></draw:custom-shape></text:span></text:p>
      <text:h text:style-name="Heading3" text:outline-level="3"><text:span text:style-name="T180">Delta Band (0.1–4 Hz)</text:span></text:h>
      <text:list text:style-name="LFO23" text:continue-numbering="true">
        <text:list-item>
          <text:p text:style-name="P181"><text:span text:style-name="T182">Increased Delta Power:</text:span><text:span text:style-name="T183"><text:s/>Some studies found increased delta power in MCI patients, particularly in frontal and centro-parietal regions (Adler et al., 1999; Moretti et al., 2012; Iliadou et al., 2021).</text:span></text:p>
        </text:list-item>
        <text:list-item>
          <text:p text:style-name="P184"><text:span text:style-name="T185">Delta as a Marker for Memory Decline:</text:span><text:span text:style-name="T186"><text:s/>Delta power correlated with memory performance in MCI, indicating its role in cognitive processing (Liddell et al., 2007).</text:span></text:p>
        </text:list-item>
        <text:list-item>
          <text:p text:style-name="P187"><text:span text:style-name="T188">Contradictory Findings:</text:span><text:span text:style-name="T189"><text:s/>While some studies reported delta increases, others found reduced delta power during resting-state EEG in MCI (Liddell et al., 2007; D'Atri et al., 2021).</text:span></text:p>
        </text:list-item>
        <text:list-item>
          <text:p text:style-name="P190"><text:span text:style-name="T191">Association with AD Progression:</text:span><text:span text:style-name="T192"><text:s/>Increased delta activity has been linked to progression from MCI to AD in longitudinal studies (Gouw et al., 2017; Babiloni et al., 2015).</text:span></text:p>
        </text:list-item>
        <text:list-item>
          <text:p text:style-name="P193"><text:span text:style-name="T194">Differences Between MCI and AD:</text:span><text:span text:style-name="T195"><text:s/>MCI patients show increased delta power, but it is still lower compared to full AD cases (Jelic et al., 1996; Babiloni et al., 2015).</text:span></text:p>
        </text:list-item>
      </text:list>
      <text:p text:style-name="NormalWeb"><text:span text:style-name="Strong">Citations:</text:span></text:p>
      <text:list text:style-name="LFO24" text:continue-numbering="true">
        <text:list-item>
          <text:p text:style-name="P196"><text:span text:style-name="T197">Adler et al. (1999), Moretti et al. (2012), Iliadou et al. (2021), Liddell et al. (2007), D'Atri et al. (2021), Gouw et al. (2017), Babiloni et al. (2015), Jelic et al.<text:s/></text:span><text:span text:style-name="Strong">(1996)</text:span></text:p>
        </text:list-item>
      </text:list>
      <text:p text:style-name="P198"><text:span text:style-name="T199"><draw:custom-shape svg:x="0in" svg:y="0in" svg:width="45.51042in" svg:height="0.00139in" draw:id="id10" draw:style-name="a10" draw:name="Horizontal Line 19" text:anchor-type="as-char"><svg:title/><svg:desc/><draw:enhanced-geometry draw:type="non-primitive" svg:viewBox="0 0 21600 21600" draw:enhanced-path="M 0 0 L 21600 0 21600 21600 0 21600 Z N"/></draw:custom-shape></text:span></text:p>
      <text:h text:style-name="Heading3" text:outline-level="3"><text:span text:style-name="T200">Beta Band (14–30 Hz)</text:span></text:h>
      <text:list text:style-name="LFO25" text:continue-numbering="true">
        <text:list-item>
          <text:p text:style-name="P201"><text:span text:style-name="T202">Decreased Beta Power:</text:span><text:span text:style-name="T203"><text:s/>MCI patients exhibited reduced beta activity, particularly in frontal regions, associated with cognitive deficits (Iliadou et al., 2021; Mazzon et al., 2018; Babiloni et al., 2006).</text:span></text:p>
        </text:list-item>
        <text:list-item>
          <text:p text:style-name="P204"><text:span text:style-name="T205">Beta and Executive Function:</text:span><text:span text:style-name="T206"><text:s/>Lower beta power was linked to declines in executive functioning and cognitive flexibility in MCI (Babiloni et al., 2006; Alexander et al., 2006).</text:span></text:p>
        </text:list-item>
        <text:list-item>
          <text:p text:style-name="P207"><text:span text:style-name="T208">Compensatory Increase in Early MCI:</text:span><text:span text:style-name="T209"><text:s/>Some research observed increased beta power in early MCI stages, suggesting possible compensatory mechanisms before progressive decline (Alexander et al., 2006; Özbek et al., 2021).</text:span></text:p>
        </text:list-item>
        <text:list-item>
          <text:p text:style-name="P210"><text:span text:style-name="T211">Beta Connectivity Disruptions:</text:span><text:span text:style-name="T212"><text:s/>Loss of beta coherence has been reported, which may reflect early-stage neurodegeneration in MCI (Jeong, 2004; Caravaglios et al., 2023).</text:span></text:p>
        </text:list-item>
        <text:list-item>
          <text:p text:style-name="P213"><text:span text:style-name="T214">Beta and Physical Exercise:</text:span><text:span text:style-name="T215"><text:s/>Studies have shown that exercise interventions can influence beta power, suggesting a role in cognitive preservation (Amjad et al., 2021).</text:span></text:p>
        </text:list-item>
      </text:list>
      <text:p text:style-name="NormalWeb"><text:span text:style-name="Strong">Citations:</text:span></text:p>
      <text:list text:style-name="LFO26" text:continue-numbering="true">
        <text:list-item>
          <text:p text:style-name="P216"><text:span text:style-name="T217">Iliadou et al. (2021), Mazzon et al. (2018), Babiloni et al. (2006), Alexander et al. (2006), Özbek et al. (2021), Jeong (2004), Caravaglios et al. (2023), Amjad et al.<text:s/></text:span><text:span text:style-name="Strong">(2021)</text:span></text:p>
        </text:list-item>
      </text:list>
      <text:p text:style-name="P218"><text:span text:style-name="T219"><draw:custom-shape svg:x="0in" svg:y="0in" svg:width="45.51042in" svg:height="0.00139in" draw:id="id11" draw:style-name="a11" draw:name="Horizontal Line 20" text:anchor-type="as-char"><svg:title/><svg:desc/><draw:enhanced-geometry draw:type="non-primitive" svg:viewBox="0 0 21600 21600" draw:enhanced-path="M 0 0 L 21600 0 21600 21600 0 21600 Z N"/></draw:custom-shape></text:span></text:p>
      <text:h text:style-name="Heading3" text:outline-level="3"><text:span text:style-name="T220">Overall Summary:</text:span></text:h>
      <text:list text:style-name="LFO27" text:continue-numbering="true">
        <text:list-item>
          <text:p text:style-name="P221"><text:span text:style-name="T222">Theta Band:</text:span><text:span text:style-name="T223"><text:s/>Increased in MCI, strongly linked to cognitive decline and progression risk.</text:span></text:p>
        </text:list-item>
        <text:list-item>
          <text:p text:style-name="P224"><text:span text:style-name="T225">Alpha Band:</text:span><text:span text:style-name="T226"><text:s/>Reduced in MCI, particularly in posterior regions, correlating with cognitive impairment and future conversion to AD.</text:span></text:p>
        </text:list-item>
        <text:list-item>
          <text:p text:style-name="P227"><text:span text:style-name="T228">Delta Band:</text:span><text:span text:style-name="T229"><text:s/>Findings vary, but increased delta power may indicate memory dysfunction and risk of AD conversion.</text:span></text:p>
        </text:list-item>
        <text:list-item>
          <text:p text:style-name="P230"><text:span text:style-name="T231">Beta Band:</text:span><text:span text:style-name="T232"><text:s/>Generally reduced in MCI, though compensatory increases have been observed in early stages, particularly in response to cognitive effort.</text:span></text:p>
        </text:list-item>
      </text:list>
      <text:p text:style-name="P233">These EEG findings suggest MCI as an intermediate state between normal aging and AD, with specific neurophysiological changes indicating disease progression. Future research should continue examining how EEG patterns evolve in longitudinal studies to improve early detection of MCI and its transition to AD.</text:p>
      <text:p text:style-name="P234"/>
      <text:p text:style-name="P235"/>
      <text:soft-page-break/>
      <text:h text:style-name="Heading3" text:outline-level="3"><text:span text:style-name="T236">EEG Findings in Mild Cognitive Impairment (MCI) Across Frequency Bands</text:span></text:h>
      <text:p text:style-name="P237">Electroencephalographic (EEG) studies have provided valuable insights into the neurophysiological changes associated with Mild Cognitive Impairment (MCI). Findings across different frequency bands reveal distinct alterations in brain activity, often serving as biomarkers for cognitive decline and potential progression to Alzheimer's disease (AD).</text:p>
      <text:h text:style-name="Heading4" text:outline-level="4"><text:span text:style-name="T238">Theta Band (4–8 Hz)</text:span></text:h>
      <text:p text:style-name="P239">MCI patients exhibit increased theta power compared to healthy individuals, which is correlated with cognitive decline and an increased risk of conversion to AD (Babiloni et al., 2006; Jeong, 2004). Higher theta power is an early predictor of worsening cognitive impairment, as reported by Musaeus et al. (2018) and Finnigan &amp; Robertson (2011). The increase in theta activity has also been linked to disruptions in brain network efficiency, suggesting impaired neural communication (Liu et al., 2024). Longitudinal studies indicate that elevated theta power in MCI patients is associated with a greater likelihood of future conversion to AD (Babiloni et al., 2006; Jelic et al., 1996). However, some studies have reported no significant changes in theta power when comparing MCI patients with healthy controls, highlighting variability in findings (Fröhlich et al., 2021).</text:p>
      <text:h text:style-name="Heading4" text:outline-level="4"><text:span text:style-name="T240">Alpha Band (8–13 Hz)</text:span></text:h>
      <text:p text:style-name="P241">A consistent reduction in alpha power is observed in MCI patients, particularly in posterior brain regions, compared to healthy controls (Babiloni et al., 2006, 2015; Jelic et al., 1996). This decline in alpha activity correlates with deficits in memory and attention, making it a potential biomarker for early MCI detection (Lejko et al., 2020; Babiloni et al., 2011). In addition to power reduction, studies have reported decreased functional connectivity in the alpha band, further indicating network dysfunction in MCI (Jeong, 2004; Farina et al., 2020). Reduced alpha power has also been identified as an early indicator of MCI progression, with patients who later developed AD showing more pronounced declines (Gouw et al., 2017; Babiloni et al., 2015).</text:p>
      <text:h text:style-name="Heading4" text:outline-level="4"><text:span text:style-name="T242">Delta Band (0.1–4 Hz)</text:span></text:h>
      <text:p text:style-name="P243">Changes in delta power in MCI are more variable compared to theta and alpha bands. Some studies have reported increased delta activity, particularly in frontal and centro-parietal regions, suggesting a potential compensatory mechanism or underlying pathology (Adler et al., 1999; Moretti et al., 2012; Iliadou et al., 2021). Increased delta power has been linked to impaired memory function in MCI (Liddell et al., 2007). However, conflicting findings exist, with certain studies reporting reduced delta activity in MCI patients compared to controls (Liddell et al., 2007; D'Atri et al., 2021). Longitudinal research suggests that increased delta activity is associated with progression from MCI to AD, reinforcing its potential as an early biomarker (Gouw et al., 2017; Babiloni et al., 2015). Nonetheless, delta power in MCI is generally lower than that seen in full AD cases, distinguishing MCI from more advanced neurodegeneration (Jelic et al., 1996; Babiloni et al., 2015).</text:p>
      <text:h text:style-name="Heading4" text:outline-level="4"><text:span text:style-name="T244">Beta Band (14–30 Hz)</text:span></text:h>
      <text:p text:style-name="P245">Beta activity is generally reduced in MCI patients, particularly in frontal regions, and is linked to cognitive deficits (Iliadou et al., 2021; Mazzon et al., 2018; Babiloni et al., 2006). Lower beta power has been associated with declines in executive function and cognitive flexibility (Babiloni et al., 2006; Alexander et al., 2006). Interestingly, some studies report a compensatory increase in beta power in early MCI stages, suggesting an adaptive response before progressive decline (Alexander et al., 2006; Özbek et al., 2021). Additionally, loss of<text:s/><text:soft-page-break/>beta coherence has been noted, indicating neural communication deficits in MCI (Jeong, 2004; Caravaglios et al., 2023). Research also suggests that beta power may be modifiable through physical exercise interventions, pointing to a potential avenue for cognitive preservation (Amjad et al., 2021).</text:p>
      <text:h text:style-name="Heading3" text:outline-level="3"><text:span text:style-name="T246">Conclusion</text:span></text:h>
      <text:p text:style-name="P247">EEG findings suggest that MCI is characterized by specific alterations in neural oscillations across different frequency bands. Increased theta power, decreased alpha and beta power, and variable delta activity patterns highlight the progressive nature of cognitive impairment. These changes in brain activity provide crucial biomarkers for early detection and monitoring of disease progression. Future research should focus on refining these EEG-based markers and exploring their predictive value in clinical settings.</text:p>
      <text:p text:style-name="NormalWeb"><text:span text:style-name="Strong">Citations:</text:span></text:p>
      <text:list text:style-name="LFO28" text:continue-numbering="true">
        <text:list-item>
          <text:p text:style-name="P248"><text:span text:style-name="T249">Babiloni et al. (2006, 2011, 2015), Jeong (2004), Musaeus et al. (2018), Finnigan &amp; Robertson (2011), Liu et al. (2024), Jelic et al. (1996), Fröhlich et al. (2021), Lejko et al. (2020), Farina et al. (2020), Gouw et al. (2017), Adler et al. (1999), Moretti et al. (2012), Iliadou et al. (2021), Liddell et al. (2007), D'Atri et al. (2021), Mazzon et al. (2018), Alexander et al. (2006), Özbek et al. (2021), Caravaglios et al.<text:s/></text:span><text:span text:style-name="Strong">(2023), Amjad et al. (2021)</text:span></text:p>
        </text:list-item>
      </text:list>
      <text:p text:style-name="P250"/>
      <text:h text:style-name="Heading3" text:outline-level="3"><text:span text:style-name="T251">EEG Abnormalities in Subjective Cognitive Decline (SCD) and Mild Cognitive Impairment (MCI) Across Frequency Bands</text:span></text:h>
      <text:p text:style-name="NormalWeb"><text:span text:style-name="T252">Following the general introduction to EEG as a tool for assessing cognitive impairment, this section presents a detailed analysis of EEG alterations in individuals with<text:s/></text:span><text:span text:style-name="T253">Subjective Cognitive Decline (SCD) and Mild Cognitive Impairment (MCI)</text:span><text:span text:style-name="T254">. The study of EEG frequency bands provides insight into the early neurophysiological changes that may precede or predict the progression to more severe cognitive impairments, including Alzheimer’s disease (AD).</text:span></text:p>
      <text:p text:style-name="Normal"><draw:custom-shape svg:x="0in" svg:y="0in" svg:width="45.51042in" svg:height="0.00139in" draw:id="id12" draw:style-name="a12" draw:name="Horizontal Line 25" text:anchor-type="as-char"><svg:title/><svg:desc/><draw:enhanced-geometry draw:type="non-primitive" svg:viewBox="0 0 21600 21600" draw:enhanced-path="M 0 0 L 21600 0 21600 21600 0 21600 Z N"/></draw:custom-shape></text:p>
      <text:h text:style-name="Heading3" text:outline-level="3"><text:span text:style-name="T255">Theta Band (4–8 Hz)</text:span></text:h>
      <text:h text:style-name="Heading4" text:outline-level="4"><text:span text:style-name="T256">SCD</text:span></text:h>
      <text:p text:style-name="NormalWeb"><text:span text:style-name="T257">In individuals with SCD,<text:s/></text:span><text:span text:style-name="T258">increased theta power</text:span><text:span text:style-name="T259"><text:s/>has been observed, particularly in frontal and temporal regions, compared to cognitively healthy controls (Perez et al., 2024). This increase is often interpreted as a<text:s/></text:span><text:span text:style-name="T260">compensatory mechanism</text:span><text:span text:style-name="T261"><text:s/>for declining cognitive function (Sibilano et al., 2023). Theta oscillations have been associated with<text:s/></text:span><text:span text:style-name="T262">memory encoding and retrieval</text:span><text:span text:style-name="T263">, and their elevation in SCD suggests early neural inefficiencies, potentially signaling the risk of progression to MCI (Iliadou et al., 2021). However, some studies report<text:s/></text:span><text:span text:style-name="T264">no significant differences</text:span><text:span text:style-name="T265"><text:s/>in theta activity between SCD and healthy aging, highlighting the variability in SCD-related EEG changes (Jeong et al., 2021).</text:span></text:p>
      <text:h text:style-name="Heading4" text:outline-level="4"><text:span text:style-name="T266">MCI</text:span></text:h>
      <text:p text:style-name="NormalWeb"><text:span text:style-name="T267">In MCI,<text:s/></text:span><text:span text:style-name="T268">theta power is consistently increased</text:span><text:span text:style-name="T269">, with stronger elevations compared to both SCD and healthy controls (Babiloni et al., 2006; Jeong, 2004). This increase is linked to<text:s/></text:span><text:span text:style-name="T270">cognitive decline</text:span><text:span text:style-name="T271"><text:s/>and serves as a<text:s/></text:span><text:span text:style-name="T272">predictive biomarker</text:span><text:span text:style-name="T273"><text:s/>for progression to AD (Musaeus et<text:s/></text:span><text:soft-page-break/><text:span text:style-name="T274">al., 2018; Finnigan &amp; Robertson, 2011). Elevated theta power reflects<text:s/></text:span><text:span text:style-name="T275">impaired neural network efficiency</text:span><text:span text:style-name="T276">, particularly in the<text:s/></text:span><text:span text:style-name="T277">hippocampal and frontal regions</text:span><text:span text:style-name="T278">, which are crucial for cognitive processing (Liu et al., 2024). Longitudinal studies confirm that<text:s/></text:span><text:span text:style-name="T279">higher theta power in MCI is associated with a greater likelihood of future AD conversion</text:span><text:span text:style-name="T280"><text:s/>(Babiloni et al., 2006; Jelic et al., 1996).</text:span></text:p>
      <text:p text:style-name="Normal"><draw:custom-shape svg:x="0in" svg:y="0in" svg:width="45.51042in" svg:height="0.00139in" draw:id="id13" draw:style-name="a13" draw:name="Horizontal Line 26" text:anchor-type="as-char"><svg:title/><svg:desc/><draw:enhanced-geometry draw:type="non-primitive" svg:viewBox="0 0 21600 21600" draw:enhanced-path="M 0 0 L 21600 0 21600 21600 0 21600 Z N"/></draw:custom-shape></text:p>
      <text:h text:style-name="Heading3" text:outline-level="3"><text:span text:style-name="T281">Alpha Band (8–13 Hz)</text:span></text:h>
      <text:h text:style-name="Heading4" text:outline-level="4"><text:span text:style-name="T282">SCD</text:span></text:h>
      <text:p text:style-name="NormalWeb"><text:span text:style-name="T283">SCD is characterized by<text:s/></text:span><text:span text:style-name="T284">a reduction in alpha power</text:span><text:span text:style-name="T285">, particularly in<text:s/></text:span><text:span text:style-name="T286">posterior brain regions</text:span><text:span text:style-name="T287">, resembling but to a lesser extent than patterns seen in MCI (Perez et al., 2024; Iliadou et al., 2021). Alpha power reductions are associated with<text:s/></text:span><text:span text:style-name="T288">deficits in memory and attention</text:span><text:span text:style-name="T289">, suggesting early<text:s/></text:span><text:span text:style-name="T290">network dysfunction</text:span><text:span text:style-name="T291"><text:s/>(Jeong et al., 2021). However, some studies report<text:s/></text:span><text:span text:style-name="T292">no significant alpha alterations</text:span><text:span text:style-name="T293"><text:s/>in SCD, emphasizing the heterogeneity of findings (Alexander et al., 2006). Longitudinal research suggests that<text:s/></text:span><text:span text:style-name="T294">declining alpha power in SCD individuals may predict cognitive deterioration</text:span><text:span text:style-name="T295"><text:s/>(Gouw et al., 2017).</text:span></text:p>
      <text:h text:style-name="Heading4" text:outline-level="4"><text:span text:style-name="T296">MCI</text:span></text:h>
      <text:p text:style-name="NormalWeb"><text:span text:style-name="T297">A<text:s/></text:span><text:span text:style-name="T298">marked reduction in alpha power</text:span><text:span text:style-name="T299"><text:s/>is one of the most<text:s/></text:span><text:span text:style-name="T300">consistent EEG findings in MCI</text:span><text:span text:style-name="T301">, particularly in<text:s/></text:span><text:span text:style-name="T302">parietal and occipital regions</text:span><text:span text:style-name="T303"><text:s/>(Babiloni et al., 2006, 2015; Jelic et al., 1996). This decrease correlates with<text:s/></text:span><text:span text:style-name="T304">worsening cognitive performance</text:span><text:span text:style-name="T305">, making it a potential early biomarker for MCI (Lejko et al., 2020). Reduced<text:s/></text:span><text:span text:style-name="T306">alpha connectivity</text:span><text:span text:style-name="T307"><text:s/>suggests<text:s/></text:span><text:span text:style-name="T308">disruptions in large-scale neural networks</text:span><text:span text:style-name="T309">, which are crucial for cognitive functions such as<text:s/></text:span><text:span text:style-name="T310">attention and working memory</text:span><text:span text:style-name="T311"><text:s/>(Jeong, 2004; Farina et al., 2020). Importantly, studies indicate that<text:s/></text:span><text:span text:style-name="T312">alpha power continues to decline as MCI progresses to AD</text:span><text:span text:style-name="T313">, reinforcing its prognostic value (Gouw et al., 2017; Babiloni et al., 2015).</text:span></text:p>
      <text:p text:style-name="Normal"><draw:custom-shape svg:x="0in" svg:y="0in" svg:width="45.51042in" svg:height="0.00139in" draw:id="id14" draw:style-name="a14" draw:name="Horizontal Line 27" text:anchor-type="as-char"><svg:title/><svg:desc/><draw:enhanced-geometry draw:type="non-primitive" svg:viewBox="0 0 21600 21600" draw:enhanced-path="M 0 0 L 21600 0 21600 21600 0 21600 Z N"/></draw:custom-shape></text:p>
      <text:h text:style-name="Heading3" text:outline-level="3"><text:span text:style-name="T314">Delta Band (0.1–4 Hz)</text:span></text:h>
      <text:h text:style-name="Heading4" text:outline-level="4"><text:span text:style-name="T315">SCD</text:span></text:h>
      <text:p text:style-name="NormalWeb"><text:span text:style-name="T316">Findings on<text:s/></text:span><text:span text:style-name="T317">delta power in SCD</text:span><text:span text:style-name="T318"><text:s/>are<text:s/></text:span><text:span text:style-name="T319">inconsistent</text:span><text:span text:style-name="T320">. Some studies report<text:s/></text:span><text:span text:style-name="T321">increased delta power</text:span><text:span text:style-name="T322">, particularly in<text:s/></text:span><text:span text:style-name="T323">frontal and temporal regions</text:span><text:span text:style-name="T324">, similar to patterns seen in MCI and AD (Jeong et al., 2021). Other studies, however, suggest that<text:s/></text:span><text:span text:style-name="T325">delta power changes are minimal</text:span><text:span text:style-name="T326"><text:s/>in SCD and become more pronounced in later disease stages (Iliadou et al., 2021). While increased delta activity has been correlated with<text:s/></text:span><text:span text:style-name="T327">subjective cognitive complaints</text:span><text:span text:style-name="T328">, its<text:s/></text:span><text:span text:style-name="T329">predictive value for future decline</text:span><text:span text:style-name="T330"><text:s/>remains unclear (Sibilano et al., 2023). Certain studies report<text:s/></text:span><text:span text:style-name="T331">no significant differences</text:span><text:span text:style-name="T332"><text:s/>in delta power between SCD and healthy controls (Perez et al., 2024).</text:span></text:p>
      <text:h text:style-name="Heading4" text:outline-level="4"><text:span text:style-name="T333">MCI</text:span></text:h>
      <text:p text:style-name="NormalWeb"><text:span text:style-name="T334">In MCI,<text:s/></text:span><text:span text:style-name="T335">delta power is often increased</text:span><text:span text:style-name="T336">, particularly in<text:s/></text:span><text:span text:style-name="T337">frontal and centro-parietal regions</text:span><text:span text:style-name="T338">, indicating<text:s/></text:span><text:span text:style-name="T339">slowed neural processing</text:span><text:span text:style-name="T340"><text:s/>(Adler et al., 1999; Moretti et al., 2012; Iliadou et al., 2021). This increase in delta power is associated with<text:s/></text:span><text:span text:style-name="T341">memory dysfunction and executive impairment</text:span><text:span text:style-name="T342"><text:s/>(Liddell et al., 2007). However, some studies found<text:s/></text:span><text:span text:style-name="T343">reduced delta activity</text:span><text:span text:style-name="T344"><text:s/>in MCI compared to healthy controls, reflecting methodological variability (Liddell et al., 2007; D'Atri et al., 2021). Importantly,<text:s/></text:span><text:span text:style-name="T345">longitudinal studies show that heightened delta power in<text:s/></text:span><text:soft-page-break/><text:span text:style-name="T346">MCI predicts conversion to AD</text:span><text:span text:style-name="T347"><text:s/>(Gouw et al., 2017; Babiloni et al., 2015). Despite this,<text:s/></text:span><text:span text:style-name="T348">delta power in MCI remains lower than in full AD cases</text:span><text:span text:style-name="T349">, differentiating MCI from later disease stages (Jelic et al., 1996; Babiloni et al., 2015).</text:span></text:p>
      <text:p text:style-name="Normal"><draw:custom-shape svg:x="0in" svg:y="0in" svg:width="45.51042in" svg:height="0.00139in" draw:id="id15" draw:style-name="a15" draw:name="Horizontal Line 28" text:anchor-type="as-char"><svg:title/><svg:desc/><draw:enhanced-geometry draw:type="non-primitive" svg:viewBox="0 0 21600 21600" draw:enhanced-path="M 0 0 L 21600 0 21600 21600 0 21600 Z N"/></draw:custom-shape></text:p>
      <text:h text:style-name="Heading3" text:outline-level="3"><text:span text:style-name="T350">Beta Band (14–30 Hz)</text:span></text:h>
      <text:h text:style-name="Heading4" text:outline-level="4"><text:span text:style-name="T351">SCD</text:span></text:h>
      <text:p text:style-name="NormalWeb"><text:span text:style-name="T352">Studies on<text:s/></text:span><text:span text:style-name="T353">beta power in SCD</text:span><text:span text:style-name="T354"><text:s/>show<text:s/></text:span><text:span text:style-name="T355">contradictory results</text:span><text:span text:style-name="T356">. Some research reports<text:s/></text:span><text:span text:style-name="T357">decreased beta power</text:span><text:span text:style-name="T358">, particularly in<text:s/></text:span><text:span text:style-name="T359">frontal and parietal regions</text:span><text:span text:style-name="T360">, suggesting early<text:s/></text:span><text:span text:style-name="T361">functional impairments</text:span><text:span text:style-name="T362"><text:s/>(Iliadou et al., 2021; Mazzon et al., 2018). Reduced<text:s/></text:span><text:span text:style-name="T363">beta coherence</text:span><text:span text:style-name="T364"><text:s/>has also been observed, reflecting<text:s/></text:span><text:span text:style-name="T365">subtle neural network disruptions</text:span><text:span text:style-name="T366"><text:s/>(Perez et al., 2024). However, other studies find<text:s/></text:span><text:span text:style-name="T367">increased beta power</text:span><text:span text:style-name="T368">, possibly as a<text:s/></text:span><text:span text:style-name="T369">compensatory mechanism</text:span><text:span text:style-name="T370"><text:s/>in early disease stages (Alexander et al., 2006). Beta power changes in SCD are generally<text:s/></text:span><text:span text:style-name="T371">less pronounced than in MCI</text:span><text:span text:style-name="T372">, making it a potential early warning signal but not a definitive progression marker (Gouw et al., 2017).</text:span></text:p>
      <text:h text:style-name="Heading4" text:outline-level="4"><text:span text:style-name="T373">MCI</text:span></text:h>
      <text:p text:style-name="NormalWeb"><text:span text:style-name="T374">In MCI,<text:s/></text:span><text:span text:style-name="T375">beta power is typically reduced</text:span><text:span text:style-name="T376">, especially in<text:s/></text:span><text:span text:style-name="T377">frontal regions</text:span><text:span text:style-name="T378">, and correlates with<text:s/></text:span><text:span text:style-name="T379">cognitive decline</text:span><text:span text:style-name="T380"><text:s/>(Iliadou et al., 2021; Mazzon et al., 2018; Babiloni et al., 2006). This reduction is linked to<text:s/></text:span><text:span text:style-name="T381">executive dysfunction</text:span><text:span text:style-name="T382"><text:s/>and<text:s/></text:span><text:span text:style-name="T383">cognitive inflexibility</text:span><text:span text:style-name="T384"><text:s/>(Babiloni et al., 2006; Alexander et al., 2006). Some studies report<text:s/></text:span><text:span text:style-name="T385">early-stage increases in beta power</text:span><text:span text:style-name="T386">, potentially reflecting<text:s/></text:span><text:span text:style-name="T387">temporary compensatory activity</text:span><text:span text:style-name="T388"><text:s/>(Alexander et al., 2006; Özbek et al., 2021). Additionally, beta connectivity disruptions have been observed, indicating<text:s/></text:span><text:span text:style-name="T389">early-stage neurodegeneration</text:span><text:span text:style-name="T390"><text:s/>(Jeong, 2004; Caravaglios et al., 2023).</text:span></text:p>
      <text:p text:style-name="Normal"><draw:custom-shape svg:x="0in" svg:y="0in" svg:width="45.51042in" svg:height="0.00139in" draw:id="id16" draw:style-name="a16" draw:name="Horizontal Line 29" text:anchor-type="as-char"><svg:title/><svg:desc/><draw:enhanced-geometry draw:type="non-primitive" svg:viewBox="0 0 21600 21600" draw:enhanced-path="M 0 0 L 21600 0 21600 21600 0 21600 Z N"/></draw:custom-shape></text:p>
      <text:h text:style-name="Heading3" text:outline-level="3"><text:span text:style-name="T391">Conclusion</text:span></text:h>
      <text:p text:style-name="NormalWeb"><text:span text:style-name="T392">EEG findings in SCD and MCI demonstrate<text:s/></text:span><text:span text:style-name="T393">progressive alterations in neural oscillations</text:span><text:span text:style-name="T394">, with<text:s/></text:span><text:span text:style-name="T395">increased theta and delta power</text:span><text:span text:style-name="T396">,<text:s/></text:span><text:span text:style-name="T397">reduced alpha power</text:span><text:span text:style-name="T398">, and<text:s/></text:span><text:span text:style-name="T399">variable beta activity</text:span><text:span text:style-name="T400">. These changes highlight<text:s/></text:span><text:span text:style-name="T401">early neurophysiological disruptions</text:span><text:span text:style-name="T402"><text:s/>that may precede AD. While findings across studies show variability,<text:s/></text:span><text:span text:style-name="T403">longitudinal research supports the role of EEG biomarkers in predicting cognitive decline</text:span><text:span text:style-name="T404">. Further investigation is needed to establish standardized EEG-based diagnostic tools for early detection and risk assessment in cognitive disorders.</text:span></text:p>
      <text:p text:style-name="NormalWeb"><text:span text:style-name="Strong">Citations:</text:span></text:p>
      <text:list text:style-name="LFO29" text:continue-numbering="true">
        <text:list-item>
          <text:p text:style-name="P405"><text:span text:style-name="T406">Perez et al. (2024), Iliadou et al. (2021), Jeong et al. (2021), Alexander et al. (2006), Sibilano et al. (2023), Mazzon et al. (2018), Gouw et al. (2017), Babiloni et al. (2006, 2015), Finnigan &amp; Robertson (2011), Liu et al. (2024), Moretti et al. (2012), Özbek et al.<text:s/></text:span><text:span text:style-name="Strong">(2021), Caravaglios et al. (2023).</text:span></text:p>
        </text:list-item>
      </text:list>
      <text:p text:style-name="P4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StandardChar" style:display-name="Standard Char" style:family="text" style:parent-style-name="DefaultParagraphFont"/>
    <style:style style:name="CommentTextChar1" style:display-name="Comment Text Char1" style:family="text" style:parent-style-name="StandardChar">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12T17:24:00Z</meta:creation-date>
    <dc:date>2025-02-23T19:49:00Z</dc:date>
    <meta:print-date>2025-02-12T17:47:00Z</meta:print-date>
    <meta:template xlink:href="Normal.dotm" xlink:type="simple"/>
    <meta:editing-cycles>10</meta:editing-cycles>
    <meta:editing-duration>PT0S</meta:editing-duration>
    <meta:document-statistic meta:page-count="9" meta:paragraph-count="44" meta:word-count="3021" meta:character-count="22012" meta:row-count="158" meta:non-whitespace-character-count="19035"/>
  </office:meta>
</office:document-meta>
</file>